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V Check" table:style-name="ta1">
        <table:shapes>
          <draw:frame draw:z-index="0" draw:style-name="gr1" draw:text-style-name="P1" svg:width="6.298in" svg:height="3.5453in" svg:x="1.1555in" svg:y="3.0717in">
            <draw:object draw:notify-on-update-of-ranges="'FOV Check'.A1:'FOV Check'.A12 'FOV Check'.B1:'FOV Check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00255174714766474" calcext:value-type="float">
            <text:p>0.00255174714766474</text:p>
          </table:table-cell>
          <table:table-cell office:value-type="float" office:value="0.0047389337991438" calcext:value-type="float">
            <text:p>0.0047389337991438</text:p>
          </table:table-cell>
          <table:table-cell/>
          <table:table-cell office:value-type="float" office:value="0.00312498982753356" calcext:value-type="float">
            <text:p>0.00312498982753356</text:p>
          </table:table-cell>
          <table:table-cell office:value-type="float" office:value="0.00416664255426352" calcext:value-type="float">
            <text:p>0.00416664255426352</text:p>
          </table:table-cell>
          <table:table-cell/>
          <table:table-cell table:formula="of:=[.D1]/[.A1]" office:value-type="float" office:value="1.22464713261007" calcext:value-type="float">
            <text:p>1.22464713261007</text:p>
          </table:table-cell>
          <table:table-cell table:formula="of:=[.E1]/[.B1]" office:value-type="float" office:value="0.87923628623306" calcext:value-type="float">
            <text:p>0.879236286233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637938085003691" calcext:value-type="float">
            <text:p>-0.000637938085003691</text:p>
          </table:table-cell>
          <table:table-cell office:value-type="float" office:value="0.0106622768049011" calcext:value-type="float">
            <text:p>0.0106622768049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89551032751496" calcext:value-type="float">
            <text:p>0.00989551032751496</text:p>
          </table:table-cell>
          <table:table-cell/>
          <table:table-cell table:formula="of:=[.D2]/[.A2]" office:value-type="float" office:value="-0" calcext:value-type="float">
            <text:p>0</text:p>
          </table:table-cell>
          <table:table-cell table:formula="of:=[.E2]/[.B2]" office:value-type="float" office:value="0.928086046590567" calcext:value-type="float">
            <text:p>0.928086046590567</text:p>
          </table:table-cell>
          <table:table-cell table:number-columns-repeated="2"/>
        </table:table-row>
        <table:table-row table:style-name="ro1">
          <table:table-cell office:value-type="float" office:value="-0.0179059218922758" calcext:value-type="float">
            <text:p>-0.0179059218922758</text:p>
          </table:table-cell>
          <table:table-cell office:value-type="float" office:value="0.0068349454011136" calcext:value-type="float">
            <text:p>0.0068349454011136</text:p>
          </table:table-cell>
          <table:table-cell/>
          <table:table-cell office:value-type="float" office:value="-0.0171858078458974" calcext:value-type="float">
            <text:p>-0.0171858078458974</text:p>
          </table:table-cell>
          <table:table-cell office:value-type="float" office:value="0.00624991862169896" calcext:value-type="float">
            <text:p>0.00624991862169896</text:p>
          </table:table-cell>
          <table:table-cell/>
          <table:table-cell table:formula="of:=[.D3]/[.A3]" office:value-type="float" office:value="0.959783469920695" calcext:value-type="float">
            <text:p>0.959783469920695</text:p>
          </table:table-cell>
          <table:table-cell table:formula="of:=[.E3]/[.B3]" office:value-type="float" office:value="0.914406517523999" calcext:value-type="float">
            <text:p>0.914406517523999</text:p>
          </table:table-cell>
          <table:table-cell table:number-columns-repeated="2"/>
        </table:table-row>
        <table:table-row table:style-name="ro1">
          <table:table-cell office:value-type="float" office:value="-0.0248289182821667" calcext:value-type="float">
            <text:p>-0.0248289182821667</text:p>
          </table:table-cell>
          <table:table-cell office:value-type="float" office:value="-0.0163570984366958" calcext:value-type="float">
            <text:p>-0.0163570984366958</text:p>
          </table:table-cell>
          <table:table-cell/>
          <table:table-cell office:value-type="float" office:value="-0.0244742788768024" calcext:value-type="float">
            <text:p>-0.0244742788768024</text:p>
          </table:table-cell>
          <table:table-cell office:value-type="float" office:value="-0.0171858078458974" calcext:value-type="float">
            <text:p>-0.0171858078458974</text:p>
          </table:table-cell>
          <table:table-cell/>
          <table:table-cell table:formula="of:=[.D4]/[.A4]" office:value-type="float" office:value="0.985716679182958" calcext:value-type="float">
            <text:p>0.985716679182958</text:p>
          </table:table-cell>
          <table:table-cell table:formula="of:=[.E4]/[.B4]" office:value-type="float" office:value="1.05066359491623" calcext:value-type="float">
            <text:p>1.05066359491623</text:p>
          </table:table-cell>
          <table:table-cell table:number-columns-repeated="2"/>
        </table:table-row>
        <table:table-row table:style-name="ro1">
          <table:table-cell office:value-type="float" office:value="0.00236948020271849" calcext:value-type="float">
            <text:p>0.00236948020271849</text:p>
          </table:table-cell>
          <table:table-cell office:value-type="float" office:value="-0.0184980967955662" calcext:value-type="float">
            <text:p>-0.0184980967955662</text:p>
          </table:table-cell>
          <table:table-cell/>
          <table:table-cell office:value-type="float" office:value="0.00260416077981212" calcext:value-type="float">
            <text:p>0.00260416077981212</text:p>
          </table:table-cell>
          <table:table-cell office:value-type="float" office:value="-0.0192684483602763" calcext:value-type="float">
            <text:p>-0.0192684483602763</text:p>
          </table:table-cell>
          <table:table-cell/>
          <table:table-cell table:formula="of:=[.D5]/[.A5]" office:value-type="float" office:value="1.09904306304158" calcext:value-type="float">
            <text:p>1.09904306304158</text:p>
          </table:table-cell>
          <table:table-cell table:formula="of:=[.E5]/[.B5]" office:value-type="float" office:value="1.04164490937764" calcext:value-type="float">
            <text:p>1.04164490937764</text:p>
          </table:table-cell>
          <table:table-cell table:number-columns-repeated="2"/>
        </table:table-row>
        <table:table-row table:style-name="ro1">
          <table:table-cell office:value-type="float" office:value="0.0235993303252115" calcext:value-type="float">
            <text:p>0.0235993303252115</text:p>
          </table:table-cell>
          <table:table-cell office:value-type="float" office:value="-0.0233260787332124" calcext:value-type="float">
            <text:p>-0.0233260787332124</text:p>
          </table:table-cell>
          <table:table-cell/>
          <table:table-cell office:value-type="float" office:value="0.0244742788768024" calcext:value-type="float">
            <text:p>0.0244742788768024</text:p>
          </table:table-cell>
          <table:table-cell office:value-type="float" office:value="-0.0239537508697925" calcext:value-type="float">
            <text:p>-0.0239537508697925</text:p>
          </table:table-cell>
          <table:table-cell/>
          <table:table-cell table:formula="of:=[.D6]/[.A6]" office:value-type="float" office:value="1.03707514321524" calcext:value-type="float">
            <text:p>1.03707514321524</text:p>
          </table:table-cell>
          <table:table-cell table:formula="of:=[.E6]/[.B6]" office:value-type="float" office:value="1.02690860061646" calcext:value-type="float">
            <text:p>1.02690860061646</text:p>
          </table:table-cell>
          <table:table-cell table:number-columns-repeated="2"/>
        </table:table-row>
        <table:table-row table:style-name="ro1">
          <table:table-cell table:formula="of:=[.D1]*[.$J$1]" office:value-type="float" office:value="0.00312498982753356" calcext:value-type="float">
            <text:p>0.00312498982753356</text:p>
          </table:table-cell>
          <table:table-cell table:formula="of:=[.E1]*[.$J$1]" office:value-type="float" office:value="0.00416664255426352" calcext:value-type="float">
            <text:p>0.00416664255426352</text:p>
          </table:table-cell>
          <table:table-cell table:number-columns-repeated="8"/>
        </table:table-row>
        <table:table-row table:style-name="ro1">
          <table:table-cell table:formula="of:=[.D2]*[.$J$1]" office:value-type="float" office:value="0" calcext:value-type="float">
            <text:p>0</text:p>
          </table:table-cell>
          <table:table-cell table:formula="of:=[.E2]*[.$J$1]" office:value-type="float" office:value="0.00989551032751496" calcext:value-type="float">
            <text:p>0.00989551032751496</text:p>
          </table:table-cell>
          <table:table-cell table:number-columns-repeated="8"/>
        </table:table-row>
        <table:table-row table:style-name="ro1">
          <table:table-cell table:formula="of:=[.D3]*[.$J$1]" office:value-type="float" office:value="-0.0171858078458974" calcext:value-type="float">
            <text:p>-0.0171858078458974</text:p>
          </table:table-cell>
          <table:table-cell table:formula="of:=[.E3]*[.$J$1]" office:value-type="float" office:value="0.00624991862169896" calcext:value-type="float">
            <text:p>0.00624991862169896</text:p>
          </table:table-cell>
          <table:table-cell table:number-columns-repeated="8"/>
        </table:table-row>
        <table:table-row table:style-name="ro1">
          <table:table-cell table:formula="of:=[.D4]*[.$J$1]" office:value-type="float" office:value="-0.0244742788768024" calcext:value-type="float">
            <text:p>-0.0244742788768024</text:p>
          </table:table-cell>
          <table:table-cell table:formula="of:=[.E4]*[.$J$1]" office:value-type="float" office:value="-0.0171858078458974" calcext:value-type="float">
            <text:p>-0.0171858078458974</text:p>
          </table:table-cell>
          <table:table-cell table:number-columns-repeated="8"/>
        </table:table-row>
        <table:table-row table:style-name="ro1">
          <table:table-cell table:formula="of:=[.D5]*[.$J$1]" office:value-type="float" office:value="0.00260416077981212" calcext:value-type="float">
            <text:p>0.00260416077981212</text:p>
          </table:table-cell>
          <table:table-cell table:formula="of:=[.E5]*[.$J$1]" office:value-type="float" office:value="-0.0192684483602763" calcext:value-type="float">
            <text:p>-0.0192684483602763</text:p>
          </table:table-cell>
          <table:table-cell table:number-columns-repeated="8"/>
        </table:table-row>
        <table:table-row table:style-name="ro1">
          <table:table-cell table:formula="of:=[.D6]*[.$J$1]" office:value-type="float" office:value="0.0244742788768024" calcext:value-type="float">
            <text:p>0.0244742788768024</text:p>
          </table:table-cell>
          <table:table-cell table:formula="of:=[.E6]*[.$J$1]" office:value-type="float" office:value="-0.0239537508697925" calcext:value-type="float">
            <text:p>-0.0239537508697925</text:p>
          </table:table-cell>
          <table:table-cell table:number-columns-repeated="8"/>
        </table:table-row>
      </table:table>
      <table:table table:name="90 FOV Shot 1" table:style-name="ta1">
        <table:shapes>
          <draw:frame draw:z-index="0" draw:style-name="gr1" draw:text-style-name="P1" svg:width="7.6768in" svg:height="5.2626in" svg:x="1.6701in" svg:y="4.5602in">
            <draw:object draw:notify-on-update-of-ranges="'90 FOV Shot 1'.I8:'90 FOV Shot 1'.I13 '90 FOV Shot 1'.J7:'90 FOV Shot 1'.J7 '90 FOV Shot 1'.J8:'90 FOV Shot 1'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90" calcext:value-type="float">
            <text:p>90</text:p>
          </table:table-cell>
          <table:table-cell table:formula="of:=RADIANS([.B2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06.260204708312" calcext:value-type="float">
            <text:p>106.260204708312</text:p>
          </table:table-cell>
          <table:table-cell table:formula="of:=2*ATAN(TAN([.C2]/2)*([.B1]/[.C1])/(4/3))" office:value-type="float" office:value="1.85459043600322" calcext:value-type="float">
            <text:p>1.85459043600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3.739795291688" calcext:value-type="float">
            <text:p>73.739795291688</text:p>
          </table:table-cell>
          <table:table-cell table:formula="of:=2*ATAN(TAN([.C2]/2)*(3/4))" office:value-type="float" office:value="1.28700221758657" calcext:value-type="float">
            <text:p>1.2870022175865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8]-[.$B$1]/2+[.C8]/2" office:value-type="float" office:value="3" calcext:value-type="float">
            <text:p>3</text:p>
          </table:table-cell>
          <table:table-cell table:formula="of:=-([.B8]-[.$C$1]/2+[.D8]/2)" office:value-type="float" office:value="4" calcext:value-type="float">
            <text:p>4</text:p>
          </table:table-cell>
          <table:table-cell/>
          <table:table-cell table:formula="of:=ATAN(TAN([.$C$3]/2)*2*([.F8]/[.$B$1]))" office:value-type="float" office:value="0.00312498982753356" calcext:value-type="float">
            <text:p>0.00312498982753356</text:p>
          </table:table-cell>
          <table:table-cell table:formula="of:=ATAN(TAN([.$C$4]/2)*2*([.G8]/[.$C$1]))" office:value-type="float" office:value="0.00416664255426352" calcext:value-type="float">
            <text:p>0.004166642554263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8" calcext:value-type="float">
            <text:p>7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]-[.$B$1]/2+[.C9]/2" office:value-type="float" office:value="0" calcext:value-type="float">
            <text:p>0</text:p>
          </table:table-cell>
          <table:table-cell table:formula="of:=-([.B9]-[.$C$1]/2+[.D9]/2)" office:value-type="float" office:value="9.5" calcext:value-type="float">
            <text:p>9.5</text:p>
          </table:table-cell>
          <table:table-cell/>
          <table:table-cell table:formula="of:=ATAN(TAN([.$C$3]/2)*2*([.F9]/[.$B$1]))" office:value-type="float" office:value="0" calcext:value-type="float">
            <text:p>0</text:p>
          </table:table-cell>
          <table:table-cell table:formula="of:=ATAN(TAN([.$C$4]/2)*2*([.G9]/[.$C$1]))" office:value-type="float" office:value="0.00989551032751496" calcext:value-type="float">
            <text:p>0.0098955103275149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0]-[.$B$1]/2+[.C10]/2" office:value-type="float" office:value="-16.5" calcext:value-type="float">
            <text:p>-16.5</text:p>
          </table:table-cell>
          <table:table-cell table:formula="of:=-([.B10]-[.$C$1]/2+[.D10]/2)" office:value-type="float" office:value="6" calcext:value-type="float">
            <text:p>6</text:p>
          </table:table-cell>
          <table:table-cell/>
          <table:table-cell table:formula="of:=ATAN(TAN([.$C$3]/2)*2*([.F10]/[.$B$1]))" office:value-type="float" office:value="-0.0171858078458974" calcext:value-type="float">
            <text:p>-0.0171858078458974</text:p>
          </table:table-cell>
          <table:table-cell table:formula="of:=ATAN(TAN([.$C$4]/2)*2*([.G10]/[.$C$1]))" office:value-type="float" office:value="0.00624991862169896" calcext:value-type="float">
            <text:p>0.006249918621698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1]-[.$B$1]/2+[.C11]/2" office:value-type="float" office:value="-23.5" calcext:value-type="float">
            <text:p>-23.5</text:p>
          </table:table-cell>
          <table:table-cell table:formula="of:=-([.B11]-[.$C$1]/2+[.D11]/2)" office:value-type="float" office:value="-16.5" calcext:value-type="float">
            <text:p>-16.5</text:p>
          </table:table-cell>
          <table:table-cell/>
          <table:table-cell table:formula="of:=ATAN(TAN([.$C$3]/2)*2*([.F11]/[.$B$1]))" office:value-type="float" office:value="-0.0244742788768024" calcext:value-type="float">
            <text:p>-0.0244742788768024</text:p>
          </table:table-cell>
          <table:table-cell table:formula="of:=ATAN(TAN([.$C$4]/2)*2*([.G11]/[.$C$1]))" office:value-type="float" office:value="-0.0171858078458974" calcext:value-type="float">
            <text:p>-0.01718580784589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2]-[.$B$1]/2+[.C12]/2" office:value-type="float" office:value="2.5" calcext:value-type="float">
            <text:p>2.5</text:p>
          </table:table-cell>
          <table:table-cell table:formula="of:=-([.B12]-[.$C$1]/2+[.D12]/2)" office:value-type="float" office:value="-18.5" calcext:value-type="float">
            <text:p>-18.5</text:p>
          </table:table-cell>
          <table:table-cell/>
          <table:table-cell table:formula="of:=ATAN(TAN([.$C$3]/2)*2*([.F12]/[.$B$1]))" office:value-type="float" office:value="0.00260416077981212" calcext:value-type="float">
            <text:p>0.00260416077981212</text:p>
          </table:table-cell>
          <table:table-cell table:formula="of:=ATAN(TAN([.$C$4]/2)*2*([.G12]/[.$C$1]))" office:value-type="float" office:value="-0.0192684483602763" calcext:value-type="float">
            <text:p>-0.019268448360276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]-[.$B$1]/2+[.C13]/2" office:value-type="float" office:value="23.5" calcext:value-type="float">
            <text:p>23.5</text:p>
          </table:table-cell>
          <table:table-cell table:formula="of:=-([.B13]-[.$C$1]/2+[.D13]/2)" office:value-type="float" office:value="-23" calcext:value-type="float">
            <text:p>-23</text:p>
          </table:table-cell>
          <table:table-cell/>
          <table:table-cell table:formula="of:=ATAN(TAN([.$C$3]/2)*2*([.F13]/[.$B$1]))" office:value-type="float" office:value="0.0244742788768024" calcext:value-type="float">
            <text:p>0.0244742788768024</text:p>
          </table:table-cell>
          <table:table-cell table:formula="of:=ATAN(TAN([.$C$4]/2)*2*([.G13]/[.$C$1]))" office:value-type="float" office:value="-0.0239537508697925" calcext:value-type="float">
            <text:p>-0.0239537508697925</text:p>
          </table:table-cell>
        </table:table-row>
      </table:table>
      <table:table table:name="Shot 1" table:style-name="ta1">
        <table:shapes>
          <draw:frame draw:z-index="0" draw:style-name="gr1" draw:text-style-name="P1" svg:width="7.6768in" svg:height="5.2626in" svg:x="1.6701in" svg:y="4.5602in">
            <draw:object draw:notify-on-update-of-ranges="'Shot 1'.I8:'Shot 1'.I16 'Shot 1'.J7:'Shot 1'.J7 'Shot 1'.J8:'Shot 1'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8]-[.$B$1]/2+[.C8]/2" office:value-type="float" office:value="55.5" calcext:value-type="float">
            <text:p>55.5</text:p>
          </table:table-cell>
          <table:table-cell table:formula="of:=-([.B8]-[.$C$1]/2+[.D8]/2)" office:value-type="float" office:value="244.5" calcext:value-type="float">
            <text:p>244.5</text:p>
          </table:table-cell>
          <table:table-cell/>
          <table:table-cell table:formula="of:=ATAN(TAN([.$C$3]/2)*2*([.F8]/[.$B$1]))" office:value-type="float" office:value="0.00505789522877976" calcext:value-type="float">
            <text:p>0.00505789522877976</text:p>
          </table:table-cell>
          <table:table-cell table:formula="of:=ATAN(TAN([.$C$4]/2)*2*([.G8]/[.$C$1]))" office:value-type="float" office:value="0.0222785823780484" calcext:value-type="float">
            <text:p>0.0222785823780484</text:p>
          </table:table-cell>
          <table:table-cell/>
          <table:table-cell table:formula="of:=[.$C$3]/[.$B$1]*[.F8]" office:value-type="float" office:value="0.00503518176276342" calcext:value-type="float">
            <text:p>0.00503518176276342</text:p>
          </table:table-cell>
          <table:table-cell table:formula="of:=[.$C$4]/[.$C$1]*[.G8]" office:value-type="float" office:value="0.0222503723966098" calcext:value-type="float">
            <text:p>0.022250372396609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58" calcext:value-type="float">
            <text:p>45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9]-[.$B$1]/2+[.C9]/2" office:value-type="float" office:value="325" calcext:value-type="float">
            <text:p>325</text:p>
          </table:table-cell>
          <table:table-cell table:formula="of:=-([.B9]-[.$C$1]/2+[.D9]/2)" office:value-type="float" office:value="237.5" calcext:value-type="float">
            <text:p>237.5</text:p>
          </table:table-cell>
          <table:table-cell/>
          <table:table-cell table:formula="of:=ATAN(TAN([.$C$3]/2)*2*([.F9]/[.$B$1]))" office:value-type="float" office:value="0.0296099014718313" calcext:value-type="float">
            <text:p>0.0296099014718313</text:p>
          </table:table-cell>
          <table:table-cell table:formula="of:=ATAN(TAN([.$C$4]/2)*2*([.G9]/[.$C$1]))" office:value-type="float" office:value="0.021640951812492" calcext:value-type="float">
            <text:p>0.021640951812492</text:p>
          </table:table-cell>
          <table:table-cell/>
          <table:table-cell table:formula="of:=[.$C$3]/[.$B$1]*[.F9]" office:value-type="float" office:value="0.0294852986107768" calcext:value-type="float">
            <text:p>0.0294852986107768</text:p>
          </table:table-cell>
          <table:table-cell table:formula="of:=[.$C$4]/[.$C$1]*[.G9]" office:value-type="float" office:value="0.0216133474200198" calcext:value-type="float">
            <text:p>0.021613347420019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27" calcext:value-type="float">
            <text:p>52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0]-[.$B$1]/2+[.C10]/2" office:value-type="float" office:value="100" calcext:value-type="float">
            <text:p>100</text:p>
          </table:table-cell>
          <table:table-cell table:formula="of:=-([.B10]-[.$C$1]/2+[.D10]/2)" office:value-type="float" office:value="168.5" calcext:value-type="float">
            <text:p>168.5</text:p>
          </table:table-cell>
          <table:table-cell/>
          <table:table-cell table:formula="of:=ATAN(TAN([.$C$3]/2)*2*([.F10]/[.$B$1]))" office:value-type="float" office:value="0.00911315016136349" calcext:value-type="float">
            <text:p>0.00911315016136349</text:p>
          </table:table-cell>
          <table:table-cell table:formula="of:=ATAN(TAN([.$C$4]/2)*2*([.G10]/[.$C$1]))" office:value-type="float" office:value="0.0153548762643573" calcext:value-type="float">
            <text:p>0.0153548762643573</text:p>
          </table:table-cell>
          <table:table-cell/>
          <table:table-cell table:formula="of:=[.$C$3]/[.$B$1]*[.F10]" office:value-type="float" office:value="0.00907239957254671" calcext:value-type="float">
            <text:p>0.00907239957254671</text:p>
          </table:table-cell>
          <table:table-cell table:formula="of:=[.$C$4]/[.$C$1]*[.G10]" office:value-type="float" office:value="0.0153341012222035" calcext:value-type="float">
            <text:p>0.015334101222203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93" calcext:value-type="float">
            <text:p>59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1]-[.$B$1]/2+[.C11]/2" office:value-type="float" office:value="-55" calcext:value-type="float">
            <text:p>-55</text:p>
          </table:table-cell>
          <table:table-cell table:formula="of:=-([.B11]-[.$C$1]/2+[.D11]/2)" office:value-type="float" office:value="102.5" calcext:value-type="float">
            <text:p>102.5</text:p>
          </table:table-cell>
          <table:table-cell/>
          <table:table-cell table:formula="of:=ATAN(TAN([.$C$3]/2)*2*([.F11]/[.$B$1]))" office:value-type="float" office:value="-0.00501232937175591" calcext:value-type="float">
            <text:p>-0.00501232937175591</text:p>
          </table:table-cell>
          <table:table-cell table:formula="of:=ATAN(TAN([.$C$4]/2)*2*([.G11]/[.$C$1]))" office:value-type="float" office:value="0.00934096582463589" calcext:value-type="float">
            <text:p>0.00934096582463589</text:p>
          </table:table-cell>
          <table:table-cell/>
          <table:table-cell table:formula="of:=[.$C$3]/[.$B$1]*[.F11]" office:value-type="float" office:value="-0.00498981976490069" calcext:value-type="float">
            <text:p>-0.00498981976490069</text:p>
          </table:table-cell>
          <table:table-cell table:formula="of:=[.$C$4]/[.$C$1]*[.G11]" office:value-type="float" office:value="0.00932786572864011" calcext:value-type="float">
            <text:p>0.0093278657286401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2]-[.$B$1]/2+[.C12]/2" office:value-type="float" office:value="35.5" calcext:value-type="float">
            <text:p>35.5</text:p>
          </table:table-cell>
          <table:table-cell table:formula="of:=-([.B12]-[.$C$1]/2+[.D12]/2)" office:value-type="float" office:value="52.5" calcext:value-type="float">
            <text:p>52.5</text:p>
          </table:table-cell>
          <table:table-cell/>
          <table:table-cell table:formula="of:=ATAN(TAN([.$C$3]/2)*2*([.F12]/[.$B$1]))" office:value-type="float" office:value="0.00323524658234011" calcext:value-type="float">
            <text:p>0.00323524658234011</text:p>
          </table:table-cell>
          <table:table-cell table:formula="of:=ATAN(TAN([.$C$4]/2)*2*([.G12]/[.$C$1]))" office:value-type="float" office:value="0.0047844997782128" calcext:value-type="float">
            <text:p>0.0047844997782128</text:p>
          </table:table-cell>
          <table:table-cell/>
          <table:table-cell table:formula="of:=[.$C$3]/[.$B$1]*[.F12]" office:value-type="float" office:value="0.00322070184825408" calcext:value-type="float">
            <text:p>0.00322070184825408</text:p>
          </table:table-cell>
          <table:table-cell table:formula="of:=[.$C$4]/[.$C$1]*[.G12]" office:value-type="float" office:value="0.00477768732442542" calcext:value-type="float">
            <text:p>0.0047776873244254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78" calcext:value-type="float">
            <text:p>67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39.5" calcext:value-type="float">
            <text:p>39.5</text:p>
          </table:table-cell>
          <table:table-cell table:formula="of:=-([.B13]-[.$C$1]/2+[.D13]/2)" office:value-type="float" office:value="17" calcext:value-type="float">
            <text:p>17</text:p>
          </table:table-cell>
          <table:table-cell/>
          <table:table-cell table:formula="of:=ATAN(TAN([.$C$3]/2)*2*([.F13]/[.$B$1]))" office:value-type="float" office:value="0.00359977841878467" calcext:value-type="float">
            <text:p>0.00359977841878467</text:p>
          </table:table-cell>
          <table:table-cell table:formula="of:=ATAN(TAN([.$C$4]/2)*2*([.G13]/[.$C$1]))" office:value-type="float" office:value="0.00154927717704782" calcext:value-type="float">
            <text:p>0.00154927717704782</text:p>
          </table:table-cell>
          <table:table-cell/>
          <table:table-cell table:formula="of:=[.$C$3]/[.$B$1]*[.F13]" office:value-type="float" office:value="0.00358359783115595" calcext:value-type="float">
            <text:p>0.00358359783115595</text:p>
          </table:table-cell>
          <table:table-cell table:formula="of:=[.$C$4]/[.$C$1]*[.G13]" office:value-type="float" office:value="0.00154706065743299" calcext:value-type="float">
            <text:p>0.0015470606574329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4]-[.$B$1]/2+[.C14]/2" office:value-type="float" office:value="301.5" calcext:value-type="float">
            <text:p>301.5</text:p>
          </table:table-cell>
          <table:table-cell table:formula="of:=-([.B14]-[.$C$1]/2+[.D14]/2)" office:value-type="float" office:value="-22.5" calcext:value-type="float">
            <text:p>-22.5</text:p>
          </table:table-cell>
          <table:table-cell/>
          <table:table-cell table:formula="of:=ATAN(TAN([.$C$3]/2)*2*([.F14]/[.$B$1]))" office:value-type="float" office:value="0.0274699966759703" calcext:value-type="float">
            <text:p>0.0274699966759703</text:p>
          </table:table-cell>
          <table:table-cell table:formula="of:=ATAN(TAN([.$C$4]/2)*2*([.G14]/[.$C$1]))" office:value-type="float" office:value="-0.00205051267752061" calcext:value-type="float">
            <text:p>-0.00205051267752061</text:p>
          </table:table-cell>
          <table:table-cell/>
          <table:table-cell table:formula="of:=[.$C$3]/[.$B$1]*[.F14]" office:value-type="float" office:value="0.0273532847112283" calcext:value-type="float">
            <text:p>0.0273532847112283</text:p>
          </table:table-cell>
          <table:table-cell table:formula="of:=[.$C$4]/[.$C$1]*[.G14]" office:value-type="float" office:value="-0.00204758028189661" calcext:value-type="float">
            <text:p>-0.0020475802818966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208.5" calcext:value-type="float">
            <text:p>-208.5</text:p>
          </table:table-cell>
          <table:table-cell table:formula="of:=-([.B15]-[.$C$1]/2+[.D15]/2)" office:value-type="float" office:value="-286.5" calcext:value-type="float">
            <text:p>-286.5</text:p>
          </table:table-cell>
          <table:table-cell/>
          <table:table-cell table:formula="of:=ATAN(TAN([.$C$3]/2)*2*([.F15]/[.$B$1]))" office:value-type="float" office:value="-0.0189991577501204" calcext:value-type="float">
            <text:p>-0.0189991577501204</text:p>
          </table:table-cell>
          <table:table-cell table:formula="of:=ATAN(TAN([.$C$4]/2)*2*([.G15]/[.$C$1]))" office:value-type="float" office:value="-0.0261039671745708" calcext:value-type="float">
            <text:p>-0.0261039671745708</text:p>
          </table:table-cell>
          <table:table-cell/>
          <table:table-cell table:formula="of:=[.$C$3]/[.$B$1]*[.F15]" office:value-type="float" office:value="-0.0189159531087599" calcext:value-type="float">
            <text:p>-0.0189159531087599</text:p>
          </table:table-cell>
          <table:table-cell table:formula="of:=[.$C$4]/[.$C$1]*[.G15]" office:value-type="float" office:value="-0.0260725222561502" calcext:value-type="float">
            <text:p>-0.0260725222561502</text:p>
          </table:table-cell>
        </table:table-row>
      </table:table>
      <table:table table:name="Shot 2" table:style-name="ta1">
        <table:shapes>
          <draw:frame draw:z-index="0" draw:style-name="gr1" draw:text-style-name="P1" svg:width="7.6768in" svg:height="5.2626in" svg:x="1.6701in" svg:y="4.5602in">
            <draw:object draw:notify-on-update-of-ranges="'Shot 2'.I7:'Shot 2'.I7 'Shot 2'.I8:'Shot 2'.I16 'Shot 2'.J7:'Shot 2'.J7 'Shot 2'.J8:'Shot 2'.J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8]-[.$B$1]/2+[.C8]/2" office:value-type="float" office:value="-209" calcext:value-type="float">
            <text:p>-209</text:p>
          </table:table-cell>
          <table:table-cell table:formula="of:=-([.B8]-[.$C$1]/2+[.D8]/2)" office:value-type="float" office:value="265.5" calcext:value-type="float">
            <text:p>265.5</text:p>
          </table:table-cell>
          <table:table-cell/>
          <table:table-cell table:formula="of:=ATAN(TAN([.$C$3]/2)*2*([.F8]/[.$B$1]))" office:value-type="float" office:value="-0.0190447082766627" calcext:value-type="float">
            <text:p>-0.0190447082766627</text:p>
          </table:table-cell>
          <table:table-cell table:formula="of:=ATAN(TAN([.$C$4]/2)*2*([.G8]/[.$C$1]))" office:value-type="float" office:value="0.0241913632949649" calcext:value-type="float">
            <text:p>0.024191363294964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87" calcext:value-type="float">
            <text:p>87</text:p>
          </table:table-cell>
          <table:table-cell table:formula="of:=-([.B9]-[.$C$1]/2+[.D9]/2)" office:value-type="float" office:value="253" calcext:value-type="float">
            <text:p>253</text:p>
          </table:table-cell>
          <table:table-cell/>
          <table:table-cell table:formula="of:=ATAN(TAN([.$C$3]/2)*2*([.F9]/[.$B$1]))" office:value-type="float" office:value="0.00792849399679403" calcext:value-type="float">
            <text:p>0.00792849399679403</text:p>
          </table:table-cell>
          <table:table-cell table:formula="of:=ATAN(TAN([.$C$4]/2)*2*([.G9]/[.$C$1]))" office:value-type="float" office:value="0.023052823657187" calcext:value-type="float">
            <text:p>0.02305282365718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0]-[.$B$1]/2+[.C10]/2" office:value-type="float" office:value="-352.5" calcext:value-type="float">
            <text:p>-352.5</text:p>
          </table:table-cell>
          <table:table-cell table:formula="of:=-([.B10]-[.$C$1]/2+[.D10]/2)" office:value-type="float" office:value="122.5" calcext:value-type="float">
            <text:p>122.5</text:p>
          </table:table-cell>
          <table:table-cell/>
          <table:table-cell table:formula="of:=ATAN(TAN([.$C$3]/2)*2*([.F10]/[.$B$1]))" office:value-type="float" office:value="-0.0321136995733479" calcext:value-type="float">
            <text:p>-0.0321136995733479</text:p>
          </table:table-cell>
          <table:table-cell table:formula="of:=ATAN(TAN([.$C$4]/2)*2*([.G10]/[.$C$1]))" office:value-type="float" office:value="0.0111634542389123" calcext:value-type="float">
            <text:p>0.011163454238912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1]-[.$B$1]/2+[.C11]/2" office:value-type="float" office:value="84.5" calcext:value-type="float">
            <text:p>84.5</text:p>
          </table:table-cell>
          <table:table-cell table:formula="of:=-([.B11]-[.$C$1]/2+[.D11]/2)" office:value-type="float" office:value="63.5" calcext:value-type="float">
            <text:p>63.5</text:p>
          </table:table-cell>
          <table:table-cell/>
          <table:table-cell table:formula="of:=ATAN(TAN([.$C$3]/2)*2*([.F11]/[.$B$1]))" office:value-type="float" office:value="0.00770067284959732" calcext:value-type="float">
            <text:p>0.00770067284959732</text:p>
          </table:table-cell>
          <table:table-cell table:formula="of:=ATAN(TAN([.$C$4]/2)*2*([.G11]/[.$C$1]))" office:value-type="float" office:value="0.00578694595609358" calcext:value-type="float">
            <text:p>0.0057869459560935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3" calcext:value-type="float">
            <text:p>65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188.5" calcext:value-type="float">
            <text:p>188.5</text:p>
          </table:table-cell>
          <table:table-cell table:formula="of:=-([.B12]-[.$C$1]/2+[.D12]/2)" office:value-type="float" office:value="42" calcext:value-type="float">
            <text:p>42</text:p>
          </table:table-cell>
          <table:table-cell/>
          <table:table-cell table:formula="of:=ATAN(TAN([.$C$3]/2)*2*([.F12]/[.$B$1]))" office:value-type="float" office:value="0.0171770740440532" calcext:value-type="float">
            <text:p>0.0171770740440532</text:p>
          </table:table-cell>
          <table:table-cell table:formula="of:=ATAN(TAN([.$C$4]/2)*2*([.G12]/[.$C$1]))" office:value-type="float" office:value="0.00382761033688583" calcext:value-type="float">
            <text:p>0.003827610336885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4" calcext:value-type="float">
            <text:p>70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6" calcext:value-type="float">
            <text:p>-6</text:p>
          </table:table-cell>
          <table:table-cell table:formula="of:=-([.B13]-[.$C$1]/2+[.D13]/2)" office:value-type="float" office:value="-9" calcext:value-type="float">
            <text:p>-9</text:p>
          </table:table-cell>
          <table:table-cell/>
          <table:table-cell table:formula="of:=ATAN(TAN([.$C$3]/2)*2*([.F13]/[.$B$1]))" office:value-type="float" office:value="-0.00054680409253984" calcext:value-type="float">
            <text:p>-0.00054680409253984</text:p>
          </table:table-cell>
          <table:table-cell table:formula="of:=ATAN(TAN([.$C$4]/2)*2*([.G13]/[.$C$1]))" office:value-type="float" office:value="-0.000820206036627581" calcext:value-type="float">
            <text:p>-0.00082020603662758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28" calcext:value-type="float">
            <text:p>7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238" calcext:value-type="float">
            <text:p>-238</text:p>
          </table:table-cell>
          <table:table-cell table:formula="of:=-([.B14]-[.$C$1]/2+[.D14]/2)" office:value-type="float" office:value="-33" calcext:value-type="float">
            <text:p>-33</text:p>
          </table:table-cell>
          <table:table-cell/>
          <table:table-cell table:formula="of:=ATAN(TAN([.$C$3]/2)*2*([.F14]/[.$B$1]))" office:value-type="float" office:value="-0.0216864974427106" calcext:value-type="float">
            <text:p>-0.0216864974427106</text:p>
          </table:table-cell>
          <table:table-cell table:formula="of:=ATAN(TAN([.$C$4]/2)*2*([.G14]/[.$C$1]))" office:value-type="float" office:value="-0.00300741374178213" calcext:value-type="float">
            <text:p>-0.0030074137417821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3" calcext:value-type="float">
            <text:p>-3</text:p>
          </table:table-cell>
          <table:table-cell table:formula="of:=-([.B15]-[.$C$1]/2+[.D15]/2)" office:value-type="float" office:value="-59" calcext:value-type="float">
            <text:p>-59</text:p>
          </table:table-cell>
          <table:table-cell/>
          <table:table-cell table:formula="of:=ATAN(TAN([.$C$3]/2)*2*([.F15]/[.$B$1]))" office:value-type="float" office:value="-0.000273402066706364" calcext:value-type="float">
            <text:p>-0.000273402066706364</text:p>
          </table:table-cell>
          <table:table-cell table:formula="of:=ATAN(TAN([.$C$4]/2)*2*([.G15]/[.$C$1]))" office:value-type="float" office:value="-0.00537685562926627" calcext:value-type="float">
            <text:p>-0.0053768556292662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980" calcext:value-type="float">
            <text:p>98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6]-[.$B$1]/2+[.C16]/2" office:value-type="float" office:value="280" calcext:value-type="float">
            <text:p>280</text:p>
          </table:table-cell>
          <table:table-cell table:formula="of:=-([.B16]-[.$C$1]/2+[.D16]/2)" office:value-type="float" office:value="-285" calcext:value-type="float">
            <text:p>-285</text:p>
          </table:table-cell>
          <table:table-cell/>
          <table:table-cell table:formula="of:=ATAN(TAN([.$C$3]/2)*2*([.F16]/[.$B$1]))" office:value-type="float" office:value="0.0255119904948737" calcext:value-type="float">
            <text:p>0.0255119904948737</text:p>
          </table:table-cell>
          <table:table-cell table:formula="of:=ATAN(TAN([.$C$4]/2)*2*([.G16]/[.$C$1]))" office:value-type="float" office:value="-0.0259673587806722" calcext:value-type="float">
            <text:p>-0.0259673587806722</text:p>
          </table:table-cell>
        </table:table-row>
      </table:table>
      <table:table table:name="Shot 3" table:style-name="ta1">
        <table:shapes>
          <draw:frame draw:z-index="0" draw:style-name="gr1" draw:text-style-name="P1" svg:width="7.6768in" svg:height="5.2626in" svg:x="1.6701in" svg:y="4.5602in">
            <draw:object draw:notify-on-update-of-ranges="'Shot 3'.I8:'Shot 3'.I16 'Shot 3'.J7:'Shot 3'.J7 'Shot 3'.J8:'Shot 3'.J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11" calcext:value-type="float">
            <text:p>11</text:p>
          </table:table-cell>
          <table:table-cell table:formula="of:=-([.B8]-[.$C$1]/2+[.D8]/2)" office:value-type="float" office:value="333" calcext:value-type="float">
            <text:p>333</text:p>
          </table:table-cell>
          <table:table-cell/>
          <table:table-cell table:formula="of:=ATAN(TAN([.$C$3]/2)*2*([.F8]/[.$B$1]))" office:value-type="float" office:value="0.00100247393375435" calcext:value-type="float">
            <text:p>0.00100247393375435</text:p>
          </table:table-cell>
          <table:table-cell table:formula="of:=ATAN(TAN([.$C$4]/2)*2*([.G8]/[.$C$1]))" office:value-type="float" office:value="0.0303383187988032" calcext:value-type="float">
            <text:p>0.030338318798803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9]-[.$B$1]/2+[.C9]/2" office:value-type="float" office:value="-117" calcext:value-type="float">
            <text:p>-117</text:p>
          </table:table-cell>
          <table:table-cell table:formula="of:=-([.B9]-[.$C$1]/2+[.D9]/2)" office:value-type="float" office:value="194" calcext:value-type="float">
            <text:p>194</text:p>
          </table:table-cell>
          <table:table-cell/>
          <table:table-cell table:formula="of:=ATAN(TAN([.$C$3]/2)*2*([.F9]/[.$B$1]))" office:value-type="float" office:value="-0.0106622768049011" calcext:value-type="float">
            <text:p>-0.0106622768049011</text:p>
          </table:table-cell>
          <table:table-cell table:formula="of:=ATAN(TAN([.$C$4]/2)*2*([.G9]/[.$C$1]))" office:value-type="float" office:value="0.0176781589471016" calcext:value-type="float">
            <text:p>0.017678158947101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65" calcext:value-type="float">
            <text:p>-65</text:p>
          </table:table-cell>
          <table:table-cell table:formula="of:=-([.B10]-[.$C$1]/2+[.D10]/2)" office:value-type="float" office:value="165" calcext:value-type="float">
            <text:p>165</text:p>
          </table:table-cell>
          <table:table-cell/>
          <table:table-cell table:formula="of:=ATAN(TAN([.$C$3]/2)*2*([.F10]/[.$B$1]))" office:value-type="float" office:value="-0.00592364230597101" calcext:value-type="float">
            <text:p>-0.00592364230597101</text:p>
          </table:table-cell>
          <table:table-cell table:formula="of:=ATAN(TAN([.$C$4]/2)*2*([.G10]/[.$C$1]))" office:value-type="float" office:value="0.015035980825918" calcext:value-type="float">
            <text:p>0.01503598082591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61" calcext:value-type="float">
            <text:p>61</text:p>
          </table:table-cell>
          <table:table-cell table:formula="of:=-([.B11]-[.$C$1]/2+[.D11]/2)" office:value-type="float" office:value="95" calcext:value-type="float">
            <text:p>95</text:p>
          </table:table-cell>
          <table:table-cell/>
          <table:table-cell table:formula="of:=ATAN(TAN([.$C$3]/2)*2*([.F11]/[.$B$1]))" office:value-type="float" office:value="0.0055591182282176" calcext:value-type="float">
            <text:p>0.0055591182282176</text:p>
          </table:table-cell>
          <table:table-cell table:formula="of:=ATAN(TAN([.$C$4]/2)*2*([.G11]/[.$C$1]))" office:value-type="float" office:value="0.00865751602053654" calcext:value-type="float">
            <text:p>0.008657516020536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48" calcext:value-type="float">
            <text:p>6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2]-[.$B$1]/2+[.C12]/2" office:value-type="float" office:value="-283" calcext:value-type="float">
            <text:p>-283</text:p>
          </table:table-cell>
          <table:table-cell table:formula="of:=-([.B12]-[.$C$1]/2+[.D12]/2)" office:value-type="float" office:value="46" calcext:value-type="float">
            <text:p>46</text:p>
          </table:table-cell>
          <table:table-cell/>
          <table:table-cell table:formula="of:=ATAN(TAN([.$C$3]/2)*2*([.F12]/[.$B$1]))" office:value-type="float" office:value="-0.0257852127483624" calcext:value-type="float">
            <text:p>-0.0257852127483624</text:p>
          </table:table-cell>
          <table:table-cell table:formula="of:=ATAN(TAN([.$C$4]/2)*2*([.G12]/[.$C$1]))" office:value-type="float" office:value="0.00419214056949231" calcext:value-type="float">
            <text:p>0.0041921405694923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7" calcext:value-type="float">
            <text:p>-7</text:p>
          </table:table-cell>
          <table:table-cell table:formula="of:=-([.B13]-[.$C$1]/2+[.D13]/2)" office:value-type="float" office:value="1" calcext:value-type="float">
            <text:p>1</text:p>
          </table:table-cell>
          <table:table-cell/>
          <table:table-cell table:formula="of:=ATAN(TAN([.$C$3]/2)*2*([.F13]/[.$B$1]))" office:value-type="float" office:value="-0.000637938085003691" calcext:value-type="float">
            <text:p>-0.000637938085003691</text:p>
          </table:table-cell>
          <table:table-cell table:formula="of:=ATAN(TAN([.$C$4]/2)*2*([.G13]/[.$C$1]))" office:value-type="float" office:value="0.000091134024253869" calcext:value-type="float">
            <text:p>9.1134024253869E-0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4]-[.$B$1]/2+[.C14]/2" office:value-type="float" office:value="-65.5" calcext:value-type="float">
            <text:p>-65.5</text:p>
          </table:table-cell>
          <table:table-cell table:formula="of:=-([.B14]-[.$C$1]/2+[.D14]/2)" office:value-type="float" office:value="-64.5" calcext:value-type="float">
            <text:p>-64.5</text:p>
          </table:table-cell>
          <table:table-cell/>
          <table:table-cell table:formula="of:=ATAN(TAN([.$C$3]/2)*2*([.F14]/[.$B$1]))" office:value-type="float" office:value="-0.005969207706987" calcext:value-type="float">
            <text:p>-0.005969207706987</text:p>
          </table:table-cell>
          <table:table-cell table:formula="of:=ATAN(TAN([.$C$4]/2)*2*([.G14]/[.$C$1]))" office:value-type="float" office:value="-0.00587807688035732" calcext:value-type="float">
            <text:p>-0.0058780768803573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318.5" calcext:value-type="float">
            <text:p>-318.5</text:p>
          </table:table-cell>
          <table:table-cell table:formula="of:=-([.B15]-[.$C$1]/2+[.D15]/2)" office:value-type="float" office:value="-235.5" calcext:value-type="float">
            <text:p>-235.5</text:p>
          </table:table-cell>
          <table:table-cell/>
          <table:table-cell table:formula="of:=ATAN(TAN([.$C$3]/2)*2*([.F15]/[.$B$1]))" office:value-type="float" office:value="-0.0290180392138593" calcext:value-type="float">
            <text:p>-0.0290180392138593</text:p>
          </table:table-cell>
          <table:table-cell table:formula="of:=ATAN(TAN([.$C$4]/2)*2*([.G15]/[.$C$1]))" office:value-type="float" office:value="-0.0214587683955208" calcext:value-type="float">
            <text:p>-0.021458768395520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6]-[.$B$1]/2+[.C16]/2" office:value-type="float" office:value="204.5" calcext:value-type="float">
            <text:p>204.5</text:p>
          </table:table-cell>
          <table:table-cell table:formula="of:=-([.B16]-[.$C$1]/2+[.D16]/2)" office:value-type="float" office:value="-278.5" calcext:value-type="float">
            <text:p>-278.5</text:p>
          </table:table-cell>
          <table:table-cell/>
          <table:table-cell table:formula="of:=ATAN(TAN([.$C$3]/2)*2*([.F16]/[.$B$1]))" office:value-type="float" office:value="0.0186347507150266" calcext:value-type="float">
            <text:p>0.0186347507150266</text:p>
          </table:table-cell>
          <table:table-cell table:formula="of:=ATAN(TAN([.$C$4]/2)*2*([.G16]/[.$C$1]))" office:value-type="float" office:value="-0.0253753779368948" calcext:value-type="float">
            <text:p>-0.0253753779368948</text:p>
          </table:table-cell>
        </table:table-row>
      </table:table>
      <table:table table:name="Shot 4" table:style-name="ta1">
        <table:shapes>
          <draw:frame draw:z-index="0" draw:style-name="gr1" draw:text-style-name="P1" svg:width="7.6768in" svg:height="5.2626in" svg:x="1.6701in" svg:y="4.5602in">
            <draw:object draw:notify-on-update-of-ranges="'Shot 4'.I8:'Shot 4'.I16 'Shot 4'.J7:'Shot 4'.J7 'Shot 4'.J8:'Shot 4'.J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8]-[.$B$1]/2+[.C8]/2" office:value-type="float" office:value="-201.5" calcext:value-type="float">
            <text:p>-201.5</text:p>
          </table:table-cell>
          <table:table-cell table:formula="of:=-([.B8]-[.$C$1]/2+[.D8]/2)" office:value-type="float" office:value="389" calcext:value-type="float">
            <text:p>389</text:p>
          </table:table-cell>
          <table:table-cell/>
          <table:table-cell table:formula="of:=ATAN(TAN([.$C$3]/2)*2*([.F8]/[.$B$1]))" office:value-type="float" office:value="-0.0183614421851456" calcext:value-type="float">
            <text:p>-0.0183614421851456</text:p>
          </table:table-cell>
          <table:table-cell table:formula="of:=ATAN(TAN([.$C$4]/2)*2*([.G8]/[.$C$1]))" office:value-type="float" office:value="0.0354362952602812" calcext:value-type="float">
            <text:p>0.035436295260281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90" calcext:value-type="float">
            <text:p>59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9]-[.$B$1]/2+[.C9]/2" office:value-type="float" office:value="142" calcext:value-type="float">
            <text:p>142</text:p>
          </table:table-cell>
          <table:table-cell table:formula="of:=-([.B9]-[.$C$1]/2+[.D9]/2)" office:value-type="float" office:value="105.5" calcext:value-type="float">
            <text:p>105.5</text:p>
          </table:table-cell>
          <table:table-cell/>
          <table:table-cell table:formula="of:=ATAN(TAN([.$C$3]/2)*2*([.F9]/[.$B$1]))" office:value-type="float" office:value="0.0129403091396674" calcext:value-type="float">
            <text:p>0.0129403091396674</text:p>
          </table:table-cell>
          <table:table-cell table:formula="of:=ATAN(TAN([.$C$4]/2)*2*([.G9]/[.$C$1]))" office:value-type="float" office:value="0.00961434333858943" calcext:value-type="float">
            <text:p>0.0096143433385894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10" calcext:value-type="float">
            <text:p>61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0]-[.$B$1]/2+[.C10]/2" office:value-type="float" office:value="-263" calcext:value-type="float">
            <text:p>-263</text:p>
          </table:table-cell>
          <table:table-cell table:formula="of:=-([.B10]-[.$C$1]/2+[.D10]/2)" office:value-type="float" office:value="85.5" calcext:value-type="float">
            <text:p>85.5</text:p>
          </table:table-cell>
          <table:table-cell/>
          <table:table-cell table:formula="of:=ATAN(TAN([.$C$3]/2)*2*([.F10]/[.$B$1]))" office:value-type="float" office:value="-0.0239636602912027" calcext:value-type="float">
            <text:p>-0.0239636602912027</text:p>
          </table:table-cell>
          <table:table-cell table:formula="of:=ATAN(TAN([.$C$4]/2)*2*([.G10]/[.$C$1]))" office:value-type="float" office:value="0.0077918014057265" calcext:value-type="float">
            <text:p>0.007791801405726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18" calcext:value-type="float">
            <text:p>61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60" calcext:value-type="float">
            <text:p>-60</text:p>
          </table:table-cell>
          <table:table-cell table:formula="of:=-([.B11]-[.$C$1]/2+[.D11]/2)" office:value-type="float" office:value="77" calcext:value-type="float">
            <text:p>77</text:p>
          </table:table-cell>
          <table:table-cell/>
          <table:table-cell table:formula="of:=ATAN(TAN([.$C$3]/2)*2*([.F11]/[.$B$1]))" office:value-type="float" office:value="-0.00546798697415355" calcext:value-type="float">
            <text:p>-0.00546798697415355</text:p>
          </table:table-cell>
          <table:table-cell table:formula="of:=ATAN(TAN([.$C$4]/2)*2*([.G11]/[.$C$1]))" office:value-type="float" office:value="0.00701720470626885" calcext:value-type="float">
            <text:p>0.007017204706268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2]-[.$B$1]/2+[.C12]/2" office:value-type="float" office:value="-332.5" calcext:value-type="float">
            <text:p>-332.5</text:p>
          </table:table-cell>
          <table:table-cell table:formula="of:=-([.B12]-[.$C$1]/2+[.D12]/2)" office:value-type="float" office:value="58.5" calcext:value-type="float">
            <text:p>58.5</text:p>
          </table:table-cell>
          <table:table-cell/>
          <table:table-cell table:formula="of:=ATAN(TAN([.$C$3]/2)*2*([.F12]/[.$B$1]))" office:value-type="float" office:value="-0.0302927936513162" calcext:value-type="float">
            <text:p>-0.0302927936513162</text:p>
          </table:table-cell>
          <table:table-cell table:formula="of:=ATAN(TAN([.$C$4]/2)*2*([.G12]/[.$C$1]))" office:value-type="float" office:value="0.0053312899232369" calcext:value-type="float">
            <text:p>0.005331289923236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06" calcext:value-type="float">
            <text:p>70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3]-[.$B$1]/2+[.C13]/2" office:value-type="float" office:value="26" calcext:value-type="float">
            <text:p>26</text:p>
          </table:table-cell>
          <table:table-cell table:formula="of:=-([.B13]-[.$C$1]/2+[.D13]/2)" office:value-type="float" office:value="-10.5" calcext:value-type="float">
            <text:p>-10.5</text:p>
          </table:table-cell>
          <table:table-cell/>
          <table:table-cell table:formula="of:=ATAN(TAN([.$C$3]/2)*2*([.F13]/[.$B$1]))" office:value-type="float" office:value="0.00236948020271849" calcext:value-type="float">
            <text:p>0.00236948020271849</text:p>
          </table:table-cell>
          <table:table-cell table:formula="of:=ATAN(TAN([.$C$4]/2)*2*([.G13]/[.$C$1]))" office:value-type="float" office:value="-0.000956906965244054" calcext:value-type="float">
            <text:p>-0.00095690696524405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107" calcext:value-type="float">
            <text:p>107</text:p>
          </table:table-cell>
          <table:table-cell table:formula="of:=-([.B14]-[.$C$1]/2+[.D14]/2)" office:value-type="float" office:value="-51" calcext:value-type="float">
            <text:p>-51</text:p>
          </table:table-cell>
          <table:table-cell/>
          <table:table-cell table:formula="of:=ATAN(TAN([.$C$3]/2)*2*([.F14]/[.$B$1]))" office:value-type="float" office:value="0.0097510315592077" calcext:value-type="float">
            <text:p>0.0097510315592077</text:p>
          </table:table-cell>
          <table:table-cell table:formula="of:=ATAN(TAN([.$C$4]/2)*2*([.G14]/[.$C$1]))" office:value-type="float" office:value="-0.00464780178215902" calcext:value-type="float">
            <text:p>-0.0046478017821590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55" calcext:value-type="float">
            <text:p>7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197" calcext:value-type="float">
            <text:p>-197</text:p>
          </table:table-cell>
          <table:table-cell table:formula="of:=-([.B15]-[.$C$1]/2+[.D15]/2)" office:value-type="float" office:value="-59.5" calcext:value-type="float">
            <text:p>-59.5</text:p>
          </table:table-cell>
          <table:table-cell/>
          <table:table-cell table:formula="of:=ATAN(TAN([.$C$3]/2)*2*([.F15]/[.$B$1]))" office:value-type="float" office:value="-0.0179514742591113" calcext:value-type="float">
            <text:p>-0.0179514742591113</text:p>
          </table:table-cell>
          <table:table-cell table:formula="of:=ATAN(TAN([.$C$4]/2)*2*([.G15]/[.$C$1]))" office:value-type="float" office:value="-0.00542242131296822" calcext:value-type="float">
            <text:p>-0.0054224213129682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6]-[.$B$1]/2+[.C16]/2" office:value-type="float" office:value="167" calcext:value-type="float">
            <text:p>167</text:p>
          </table:table-cell>
          <table:table-cell table:formula="of:=-([.B16]-[.$C$1]/2+[.D16]/2)" office:value-type="float" office:value="-335" calcext:value-type="float">
            <text:p>-335</text:p>
          </table:table-cell>
          <table:table-cell/>
          <table:table-cell table:formula="of:=ATAN(TAN([.$C$3]/2)*2*([.F16]/[.$B$1]))" office:value-type="float" office:value="0.0152182071693965" calcext:value-type="float">
            <text:p>0.0152182071693965</text:p>
          </table:table-cell>
          <table:table-cell table:formula="of:=ATAN(TAN([.$C$4]/2)*2*([.G16]/[.$C$1]))" office:value-type="float" office:value="-0.0305204181289396" calcext:value-type="float">
            <text:p>-0.0305204181289396</text:p>
          </table:table-cell>
        </table:table-row>
      </table:table>
      <table:table table:name="Shot 5" table:style-name="ta1">
        <table:shapes>
          <draw:frame draw:z-index="0" draw:style-name="gr1" draw:text-style-name="P1" svg:width="7.6768in" svg:height="5.2626in" svg:x="1.6701in" svg:y="4.5602in">
            <draw:object draw:notify-on-update-of-ranges="'Shot 5'.I8:'Shot 5'.I16 'Shot 5'.J7:'Shot 5'.J7 'Shot 5'.J8:'Shot 5'.J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189" calcext:value-type="float">
            <text:p>189</text:p>
          </table:table-cell>
          <table:table-cell table:formula="of:=-([.B8]-[.$C$1]/2+[.D8]/2)" office:value-type="float" office:value="313" calcext:value-type="float">
            <text:p>313</text:p>
          </table:table-cell>
          <table:table-cell/>
          <table:table-cell table:formula="of:=ATAN(TAN([.$C$3]/2)*2*([.F8]/[.$B$1]))" office:value-type="float" office:value="0.0172226275773166" calcext:value-type="float">
            <text:p>0.0172226275773166</text:p>
          </table:table-cell>
          <table:table-cell table:formula="of:=ATAN(TAN([.$C$4]/2)*2*([.G8]/[.$C$1]))" office:value-type="float" office:value="0.0285172167871866" calcext:value-type="float">
            <text:p>0.028517216787186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89" calcext:value-type="float">
            <text:p>89</text:p>
          </table:table-cell>
          <table:table-cell table:formula="of:=-([.B9]-[.$C$1]/2+[.D9]/2)" office:value-type="float" office:value="171" calcext:value-type="float">
            <text:p>171</text:p>
          </table:table-cell>
          <table:table-cell/>
          <table:table-cell table:formula="of:=ATAN(TAN([.$C$3]/2)*2*([.F9]/[.$B$1]))" office:value-type="float" office:value="0.00811075032310388" calcext:value-type="float">
            <text:p>0.00811075032310388</text:p>
          </table:table-cell>
          <table:table-cell table:formula="of:=ATAN(TAN([.$C$4]/2)*2*([.G9]/[.$C$1]))" office:value-type="float" office:value="0.015582656811988" calcext:value-type="float">
            <text:p>0.01558265681198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66" calcext:value-type="float">
            <text:p>56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0]-[.$B$1]/2+[.C10]/2" office:value-type="float" office:value="-253" calcext:value-type="float">
            <text:p>-253</text:p>
          </table:table-cell>
          <table:table-cell table:formula="of:=-([.B10]-[.$C$1]/2+[.D10]/2)" office:value-type="float" office:value="128" calcext:value-type="float">
            <text:p>128</text:p>
          </table:table-cell>
          <table:table-cell/>
          <table:table-cell table:formula="of:=ATAN(TAN([.$C$3]/2)*2*([.F10]/[.$B$1]))" office:value-type="float" office:value="-0.023052823657187" calcext:value-type="float">
            <text:p>-0.023052823657187</text:p>
          </table:table-cell>
          <table:table-cell table:formula="of:=ATAN(TAN([.$C$4]/2)*2*([.G10]/[.$C$1]))" office:value-type="float" office:value="0.0116646260647073" calcext:value-type="float">
            <text:p>0.011664626064707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1" calcext:value-type="float">
            <text:p>-1</text:p>
          </table:table-cell>
          <table:table-cell table:formula="of:=-([.B11]-[.$C$1]/2+[.D11]/2)" office:value-type="float" office:value="75" calcext:value-type="float">
            <text:p>75</text:p>
          </table:table-cell>
          <table:table-cell/>
          <table:table-cell table:formula="of:=ATAN(TAN([.$C$3]/2)*2*([.F11]/[.$B$1]))" office:value-type="float" office:value="-0.000091134024253869" calcext:value-type="float">
            <text:p>-9.1134024253869E-05</text:p>
          </table:table-cell>
          <table:table-cell table:formula="of:=ATAN(TAN([.$C$4]/2)*2*([.G11]/[.$C$1]))" office:value-type="float" office:value="0.0068349454011136" calcext:value-type="float">
            <text:p>0.006834945401113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9" calcext:value-type="float">
            <text:p>-9</text:p>
          </table:table-cell>
          <table:table-cell table:formula="of:=-([.B12]-[.$C$1]/2+[.D12]/2)" office:value-type="float" office:value="19" calcext:value-type="float">
            <text:p>19</text:p>
          </table:table-cell>
          <table:table-cell/>
          <table:table-cell table:formula="of:=ATAN(TAN([.$C$3]/2)*2*([.F12]/[.$B$1]))" office:value-type="float" office:value="-0.000820206036627581" calcext:value-type="float">
            <text:p>-0.000820206036627581</text:p>
          </table:table-cell>
          <table:table-cell table:formula="of:=ATAN(TAN([.$C$4]/2)*2*([.G12]/[.$C$1]))" office:value-type="float" office:value="0.00173154473508214" calcext:value-type="float">
            <text:p>0.0017315447350821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3]-[.$B$1]/2+[.C13]/2" office:value-type="float" office:value="-213.5" calcext:value-type="float">
            <text:p>-213.5</text:p>
          </table:table-cell>
          <table:table-cell table:formula="of:=-([.B13]-[.$C$1]/2+[.D13]/2)" office:value-type="float" office:value="3.5" calcext:value-type="float">
            <text:p>3.5</text:p>
          </table:table-cell>
          <table:table-cell/>
          <table:table-cell table:formula="of:=ATAN(TAN([.$C$3]/2)*2*([.F13]/[.$B$1]))" office:value-type="float" office:value="-0.0194546594361197" calcext:value-type="float">
            <text:p>-0.0194546594361197</text:p>
          </table:table-cell>
          <table:table-cell table:formula="of:=ATAN(TAN([.$C$4]/2)*2*([.G13]/[.$C$1]))" office:value-type="float" office:value="0.000318969074954158" calcext:value-type="float">
            <text:p>0.00031896907495415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95" calcext:value-type="float">
            <text:p>-95</text:p>
          </table:table-cell>
          <table:table-cell table:formula="of:=-([.B14]-[.$C$1]/2+[.D14]/2)" office:value-type="float" office:value="-55" calcext:value-type="float">
            <text:p>-55</text:p>
          </table:table-cell>
          <table:table-cell/>
          <table:table-cell table:formula="of:=ATAN(TAN([.$C$3]/2)*2*([.F14]/[.$B$1]))" office:value-type="float" office:value="-0.00865751602053654" calcext:value-type="float">
            <text:p>-0.00865751602053654</text:p>
          </table:table-cell>
          <table:table-cell table:formula="of:=ATAN(TAN([.$C$4]/2)*2*([.G14]/[.$C$1]))" office:value-type="float" office:value="-0.00501232937175591" calcext:value-type="float">
            <text:p>-0.0050123293717559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984" calcext:value-type="float">
            <text:p>98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51.5" calcext:value-type="float">
            <text:p>-51.5</text:p>
          </table:table-cell>
          <table:table-cell table:formula="of:=-([.B15]-[.$C$1]/2+[.D15]/2)" office:value-type="float" office:value="-289" calcext:value-type="float">
            <text:p>-289</text:p>
          </table:table-cell>
          <table:table-cell/>
          <table:table-cell table:formula="of:=ATAN(TAN([.$C$3]/2)*2*([.F15]/[.$B$1]))" office:value-type="float" office:value="-0.00469336780039614" calcext:value-type="float">
            <text:p>-0.00469336780039614</text:p>
          </table:table-cell>
          <table:table-cell table:formula="of:=ATAN(TAN([.$C$4]/2)*2*([.G15]/[.$C$1]))" office:value-type="float" office:value="-0.0263316456629755" calcext:value-type="float">
            <text:p>-0.026331645662975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6]-[.$B$1]/2+[.C16]/2" office:value-type="float" office:value="-179" calcext:value-type="float">
            <text:p>-179</text:p>
          </table:table-cell>
          <table:table-cell table:formula="of:=-([.B16]-[.$C$1]/2+[.D16]/2)" office:value-type="float" office:value="-376" calcext:value-type="float">
            <text:p>-376</text:p>
          </table:table-cell>
          <table:table-cell/>
          <table:table-cell table:formula="of:=ATAN(TAN([.$C$3]/2)*2*([.F16]/[.$B$1]))" office:value-type="float" office:value="-0.0163115435811059" calcext:value-type="float">
            <text:p>-0.0163115435811059</text:p>
          </table:table-cell>
          <table:table-cell table:formula="of:=ATAN(TAN([.$C$4]/2)*2*([.G16]/[.$C$1]))" office:value-type="float" office:value="-0.0342529909520884" calcext:value-type="float">
            <text:p>-0.0342529909520884</text:p>
          </table:table-cell>
        </table:table-row>
      </table:table>
      <table:table table:name="Shot 6" table:style-name="ta1">
        <table:shapes>
          <draw:frame draw:z-index="0" draw:style-name="gr1" draw:text-style-name="P1" svg:width="7.6768in" svg:height="5.2626in" svg:x="1.6701in" svg:y="4.5602in">
            <draw:object draw:notify-on-update-of-ranges="'Shot 6'.I8:'Shot 6'.I16 'Shot 6'.J7:'Shot 6'.J7 'Shot 6'.J8:'Shot 6'.J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44" calcext:value-type="float">
            <text:p>44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8]-[.$B$1]/2+[.C8]/2" office:value-type="float" office:value="161" calcext:value-type="float">
            <text:p>161</text:p>
          </table:table-cell>
          <table:table-cell table:formula="of:=-([.B8]-[.$C$1]/2+[.D8]/2)" office:value-type="float" office:value="251.5" calcext:value-type="float">
            <text:p>251.5</text:p>
          </table:table-cell>
          <table:table-cell/>
          <table:table-cell table:formula="of:=ATAN(TAN([.$C$3]/2)*2*([.F8]/[.$B$1]))" office:value-type="float" office:value="0.0146715251550646" calcext:value-type="float">
            <text:p>0.0146715251550646</text:p>
          </table:table-cell>
          <table:table-cell table:formula="of:=ATAN(TAN([.$C$4]/2)*2*([.G8]/[.$C$1]))" office:value-type="float" office:value="0.0229161948253958" calcext:value-type="float">
            <text:p>0.022916194825395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9]-[.$B$1]/2+[.C9]/2" office:value-type="float" office:value="-245" calcext:value-type="float">
            <text:p>-245</text:p>
          </table:table-cell>
          <table:table-cell table:formula="of:=-([.B9]-[.$C$1]/2+[.D9]/2)" office:value-type="float" office:value="204.5" calcext:value-type="float">
            <text:p>204.5</text:p>
          </table:table-cell>
          <table:table-cell/>
          <table:table-cell table:formula="of:=ATAN(TAN([.$C$3]/2)*2*([.F9]/[.$B$1]))" office:value-type="float" office:value="-0.022324126731278" calcext:value-type="float">
            <text:p>-0.022324126731278</text:p>
          </table:table-cell>
          <table:table-cell table:formula="of:=ATAN(TAN([.$C$4]/2)*2*([.G9]/[.$C$1]))" office:value-type="float" office:value="0.0186347507150266" calcext:value-type="float">
            <text:p>0.01863475071502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23" calcext:value-type="float">
            <text:p>23</text:p>
          </table:table-cell>
          <table:table-cell table:formula="of:=-([.B10]-[.$C$1]/2+[.D10]/2)" office:value-type="float" office:value="69" calcext:value-type="float">
            <text:p>69</text:p>
          </table:table-cell>
          <table:table-cell/>
          <table:table-cell table:formula="of:=ATAN(TAN([.$C$3]/2)*2*([.F10]/[.$B$1]))" office:value-type="float" office:value="0.00209607949389371" calcext:value-type="float">
            <text:p>0.00209607949389371</text:p>
          </table:table-cell>
          <table:table-cell table:formula="of:=ATAN(TAN([.$C$4]/2)*2*([.G10]/[.$C$1]))" office:value-type="float" office:value="0.00628816480947172" calcext:value-type="float">
            <text:p>0.0062881648094717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17" calcext:value-type="float">
            <text:p>17</text:p>
          </table:table-cell>
          <table:table-cell table:formula="of:=-([.B11]-[.$C$1]/2+[.D11]/2)" office:value-type="float" office:value="43" calcext:value-type="float">
            <text:p>43</text:p>
          </table:table-cell>
          <table:table-cell/>
          <table:table-cell table:formula="of:=ATAN(TAN([.$C$3]/2)*2*([.F11]/[.$B$1]))" office:value-type="float" office:value="0.00154927717704782" calcext:value-type="float">
            <text:p>0.00154927717704782</text:p>
          </table:table-cell>
          <table:table-cell table:formula="of:=ATAN(TAN([.$C$4]/2)*2*([.G11]/[.$C$1]))" office:value-type="float" office:value="0.00391874299418892" calcext:value-type="float">
            <text:p>0.0039187429941889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108" calcext:value-type="float">
            <text:p>-108</text:p>
          </table:table-cell>
          <table:table-cell table:formula="of:=-([.B12]-[.$C$1]/2+[.D12]/2)" office:value-type="float" office:value="-15" calcext:value-type="float">
            <text:p>-15</text:p>
          </table:table-cell>
          <table:table-cell/>
          <table:table-cell table:formula="of:=ATAN(TAN([.$C$3]/2)*2*([.F12]/[.$B$1]))" office:value-type="float" office:value="-0.00984215683750136" calcext:value-type="float">
            <text:p>-0.00984215683750136</text:p>
          </table:table-cell>
          <table:table-cell table:formula="of:=ATAN(TAN([.$C$4]/2)*2*([.G12]/[.$C$1]))" office:value-type="float" office:value="-0.00136700951607486" calcext:value-type="float">
            <text:p>-0.0013670095160748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119" calcext:value-type="float">
            <text:p>-119</text:p>
          </table:table-cell>
          <table:table-cell table:formula="of:=-([.B13]-[.$C$1]/2+[.D13]/2)" office:value-type="float" office:value="-89" calcext:value-type="float">
            <text:p>-89</text:p>
          </table:table-cell>
          <table:table-cell/>
          <table:table-cell table:formula="of:=ATAN(TAN([.$C$3]/2)*2*([.F13]/[.$B$1]))" office:value-type="float" office:value="-0.0108445237775428" calcext:value-type="float">
            <text:p>-0.0108445237775428</text:p>
          </table:table-cell>
          <table:table-cell table:formula="of:=ATAN(TAN([.$C$4]/2)*2*([.G13]/[.$C$1]))" office:value-type="float" office:value="-0.00811075032310388" calcext:value-type="float">
            <text:p>-0.0081107503231038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51" calcext:value-type="float">
            <text:p>8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123" calcext:value-type="float">
            <text:p>-123</text:p>
          </table:table-cell>
          <table:table-cell table:formula="of:=-([.B14]-[.$C$1]/2+[.D14]/2)" office:value-type="float" office:value="-156" calcext:value-type="float">
            <text:p>-156</text:p>
          </table:table-cell>
          <table:table-cell/>
          <table:table-cell table:formula="of:=ATAN(TAN([.$C$3]/2)*2*([.F14]/[.$B$1]))" office:value-type="float" office:value="-0.0112090155495108" calcext:value-type="float">
            <text:p>-0.0112090155495108</text:p>
          </table:table-cell>
          <table:table-cell table:formula="of:=ATAN(TAN([.$C$4]/2)*2*([.G14]/[.$C$1]))" office:value-type="float" office:value="-0.0142159500964179" calcext:value-type="float">
            <text:p>-0.014215950096417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345" calcext:value-type="float">
            <text:p>-345</text:p>
          </table:table-cell>
          <table:table-cell table:formula="of:=-([.B15]-[.$C$1]/2+[.D15]/2)" office:value-type="float" office:value="-257" calcext:value-type="float">
            <text:p>-257</text:p>
          </table:table-cell>
          <table:table-cell/>
          <table:table-cell table:formula="of:=ATAN(TAN([.$C$3]/2)*2*([.F15]/[.$B$1]))" office:value-type="float" office:value="-0.0314308841678268" calcext:value-type="float">
            <text:p>-0.0314308841678268</text:p>
          </table:table-cell>
          <table:table-cell table:formula="of:=ATAN(TAN([.$C$4]/2)*2*([.G15]/[.$C$1]))" office:value-type="float" office:value="-0.023417162986338" calcext:value-type="float">
            <text:p>-0.02341716298633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62" calcext:value-type="float">
            <text:p>10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6]-[.$B$1]/2+[.C16]/2" office:value-type="float" office:value="-57.5" calcext:value-type="float">
            <text:p>-57.5</text:p>
          </table:table-cell>
          <table:table-cell table:formula="of:=-([.B16]-[.$C$1]/2+[.D16]/2)" office:value-type="float" office:value="-367" calcext:value-type="float">
            <text:p>-367</text:p>
          </table:table-cell>
          <table:table-cell/>
          <table:table-cell table:formula="of:=ATAN(TAN([.$C$3]/2)*2*([.F16]/[.$B$1]))" office:value-type="float" office:value="-0.00524015844495268" calcext:value-type="float">
            <text:p>-0.00524015844495268</text:p>
          </table:table-cell>
          <table:table-cell table:formula="of:=ATAN(TAN([.$C$4]/2)*2*([.G16]/[.$C$1]))" office:value-type="float" office:value="-0.0334337238608277" calcext:value-type="float">
            <text:p>-0.0334337238608277</text:p>
          </table:table-cell>
        </table:table-row>
      </table:table>
      <table:table table:name="Shot 7" table:style-name="ta1">
        <table:shapes>
          <draw:frame draw:z-index="0" draw:style-name="gr1" draw:text-style-name="P1" svg:width="7.6768in" svg:height="5.2626in" svg:x="1.6701in" svg:y="4.5602in">
            <draw:object draw:notify-on-update-of-ranges="'Shot 7'.I8:'Shot 7'.I16 'Shot 7'.J7:'Shot 7'.J7 'Shot 7'.J8:'Shot 7'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8]-[.$B$1]/2+[.C8]/2" office:value-type="float" office:value="107" calcext:value-type="float">
            <text:p>107</text:p>
          </table:table-cell>
          <table:table-cell table:formula="of:=-([.B8]-[.$C$1]/2+[.D8]/2)" office:value-type="float" office:value="180" calcext:value-type="float">
            <text:p>180</text:p>
          </table:table-cell>
          <table:table-cell/>
          <table:table-cell table:formula="of:=ATAN(TAN([.$C$3]/2)*2*([.F8]/[.$B$1]))" office:value-type="float" office:value="0.0097510315592077" calcext:value-type="float">
            <text:p>0.0097510315592077</text:p>
          </table:table-cell>
          <table:table-cell table:formula="of:=ATAN(TAN([.$C$4]/2)*2*([.G8]/[.$C$1]))" office:value-type="float" office:value="0.0164026532243898" calcext:value-type="float">
            <text:p>0.016402653224389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19" calcext:value-type="float">
            <text:p>19</text:p>
          </table:table-cell>
          <table:table-cell table:formula="of:=-([.B9]-[.$C$1]/2+[.D9]/2)" office:value-type="float" office:value="109" calcext:value-type="float">
            <text:p>109</text:p>
          </table:table-cell>
          <table:table-cell/>
          <table:table-cell table:formula="of:=ATAN(TAN([.$C$3]/2)*2*([.F9]/[.$B$1]))" office:value-type="float" office:value="0.00173154473508214" calcext:value-type="float">
            <text:p>0.00173154473508214</text:p>
          </table:table-cell>
          <table:table-cell table:formula="of:=ATAN(TAN([.$C$4]/2)*2*([.G9]/[.$C$1]))" office:value-type="float" office:value="0.00993328195233511" calcext:value-type="float">
            <text:p>0.0099332819523351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127" calcext:value-type="float">
            <text:p>127</text:p>
          </table:table-cell>
          <table:table-cell table:formula="of:=-([.B10]-[.$C$1]/2+[.D10]/2)" office:value-type="float" office:value="109" calcext:value-type="float">
            <text:p>109</text:p>
          </table:table-cell>
          <table:table-cell/>
          <table:table-cell table:formula="of:=ATAN(TAN([.$C$3]/2)*2*([.F10]/[.$B$1]))" office:value-type="float" office:value="0.0115735043430477" calcext:value-type="float">
            <text:p>0.0115735043430477</text:p>
          </table:table-cell>
          <table:table-cell table:formula="of:=ATAN(TAN([.$C$4]/2)*2*([.G10]/[.$C$1]))" office:value-type="float" office:value="0.00993328195233511" calcext:value-type="float">
            <text:p>0.0099332819523351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227" calcext:value-type="float">
            <text:p>227</text:p>
          </table:table-cell>
          <table:table-cell table:formula="of:=-([.B11]-[.$C$1]/2+[.D11]/2)" office:value-type="float" office:value="97" calcext:value-type="float">
            <text:p>97</text:p>
          </table:table-cell>
          <table:table-cell/>
          <table:table-cell table:formula="of:=ATAN(TAN([.$C$3]/2)*2*([.F11]/[.$B$1]))" office:value-type="float" office:value="0.0206844731250863" calcext:value-type="float">
            <text:p>0.0206844731250863</text:p>
          </table:table-cell>
          <table:table-cell table:formula="of:=ATAN(TAN([.$C$4]/2)*2*([.G11]/[.$C$1]))" office:value-type="float" office:value="0.00883977011883054" calcext:value-type="float">
            <text:p>0.0088397701188305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367" calcext:value-type="float">
            <text:p>367</text:p>
          </table:table-cell>
          <table:table-cell table:formula="of:=-([.B12]-[.$C$1]/2+[.D12]/2)" office:value-type="float" office:value="81" calcext:value-type="float">
            <text:p>81</text:p>
          </table:table-cell>
          <table:table-cell/>
          <table:table-cell table:formula="of:=ATAN(TAN([.$C$3]/2)*2*([.F12]/[.$B$1]))" office:value-type="float" office:value="0.0334337238608277" calcext:value-type="float">
            <text:p>0.0334337238608277</text:p>
          </table:table-cell>
          <table:table-cell table:formula="of:=ATAN(TAN([.$C$4]/2)*2*([.G12]/[.$C$1]))" office:value-type="float" office:value="0.00738172190584901" calcext:value-type="float">
            <text:p>0.0073817219058490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-1" calcext:value-type="float">
            <text:p>-1</text:p>
          </table:table-cell>
          <table:table-cell table:formula="of:=-([.B13]-[.$C$1]/2+[.D13]/2)" office:value-type="float" office:value="11" calcext:value-type="float">
            <text:p>11</text:p>
          </table:table-cell>
          <table:table-cell/>
          <table:table-cell table:formula="of:=ATAN(TAN([.$C$3]/2)*2*([.F13]/[.$B$1]))" office:value-type="float" office:value="-0.000091134024253869" calcext:value-type="float">
            <text:p>-9.1134024253869E-05</text:p>
          </table:table-cell>
          <table:table-cell table:formula="of:=ATAN(TAN([.$C$4]/2)*2*([.G13]/[.$C$1]))" office:value-type="float" office:value="0.00100247393375435" calcext:value-type="float">
            <text:p>0.0010024739337543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00" calcext:value-type="float">
            <text:p>70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302" calcext:value-type="float">
            <text:p>-302</text:p>
          </table:table-cell>
          <table:table-cell table:formula="of:=-([.B14]-[.$C$1]/2+[.D14]/2)" office:value-type="float" office:value="-5" calcext:value-type="float">
            <text:p>-5</text:p>
          </table:table-cell>
          <table:table-cell/>
          <table:table-cell table:formula="of:=ATAN(TAN([.$C$3]/2)*2*([.F14]/[.$B$1]))" office:value-type="float" office:value="-0.0275155292549743" calcext:value-type="float">
            <text:p>-0.0275155292549743</text:p>
          </table:table-cell>
          <table:table-cell table:formula="of:=ATAN(TAN([.$C$4]/2)*2*([.G14]/[.$C$1]))" office:value-type="float" office:value="-0.00045567009099313" calcext:value-type="float">
            <text:p>-0.0004556700909931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$B$1]/2+[.C15]/2" office:value-type="float" office:value="34" calcext:value-type="float">
            <text:p>34</text:p>
          </table:table-cell>
          <table:table-cell table:formula="of:=-([.B15]-[.$C$1]/2+[.D15]/2)" office:value-type="float" office:value="-45" calcext:value-type="float">
            <text:p>-45</text:p>
          </table:table-cell>
          <table:table-cell/>
          <table:table-cell table:formula="of:=ATAN(TAN([.$C$3]/2)*2*([.F15]/[.$B$1]))" office:value-type="float" office:value="0.00309854691679598" calcext:value-type="float">
            <text:p>0.00309854691679598</text:p>
          </table:table-cell>
          <table:table-cell table:formula="of:=ATAN(TAN([.$C$4]/2)*2*([.G15]/[.$C$1]))" office:value-type="float" office:value="-0.00410100811200583" calcext:value-type="float">
            <text:p>-0.0041010081120058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116" calcext:value-type="float">
            <text:p>111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6]-[.$B$1]/2+[.C16]/2" office:value-type="float" office:value="9" calcext:value-type="float">
            <text:p>9</text:p>
          </table:table-cell>
          <table:table-cell table:formula="of:=-([.B16]-[.$C$1]/2+[.D16]/2)" office:value-type="float" office:value="-421.5" calcext:value-type="float">
            <text:p>-421.5</text:p>
          </table:table-cell>
          <table:table-cell/>
          <table:table-cell table:formula="of:=ATAN(TAN([.$C$3]/2)*2*([.F16]/[.$B$1]))" office:value-type="float" office:value="0.000820206036627581" calcext:value-type="float">
            <text:p>0.000820206036627581</text:p>
          </table:table-cell>
          <table:table-cell table:formula="of:=ATAN(TAN([.$C$4]/2)*2*([.G16]/[.$C$1]))" office:value-type="float" office:value="-0.0383941145078644" calcext:value-type="float">
            <text:p>-0.0383941145078644</text:p>
          </table:table-cell>
        </table:table-row>
      </table:table>
      <table:table table:name="Shot 8" table:style-name="ta1">
        <table:shapes>
          <draw:frame draw:z-index="0" draw:style-name="gr1" draw:text-style-name="P1" svg:width="7.6768in" svg:height="5.2626in" svg:x="1.6701in" svg:y="4.5602in">
            <draw:object draw:notify-on-update-of-ranges="'Shot 8'.I8:'Shot 8'.I16 'Shot 8'.J7:'Shot 8'.J7 'Shot 8'.J8:'Shot 8'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40" calcext:value-type="float">
            <text:p>64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8]-[.$B$1]/2+[.C8]/2" office:value-type="float" office:value="339.5" calcext:value-type="float">
            <text:p>339.5</text:p>
          </table:table-cell>
          <table:table-cell table:formula="of:=-([.B8]-[.$C$1]/2+[.D8]/2)" office:value-type="float" office:value="55" calcext:value-type="float">
            <text:p>55</text:p>
          </table:table-cell>
          <table:table-cell/>
          <table:table-cell table:formula="of:=ATAN(TAN([.$C$3]/2)*2*([.F8]/[.$B$1]))" office:value-type="float" office:value="0.0309301342004799" calcext:value-type="float">
            <text:p>0.0309301342004799</text:p>
          </table:table-cell>
          <table:table-cell table:formula="of:=ATAN(TAN([.$C$4]/2)*2*([.G8]/[.$C$1]))" office:value-type="float" office:value="0.00501232937175591" calcext:value-type="float">
            <text:p>0.0050123293717559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131" calcext:value-type="float">
            <text:p>131</text:p>
          </table:table-cell>
          <table:table-cell table:formula="of:=-([.B9]-[.$C$1]/2+[.D9]/2)" office:value-type="float" office:value="43" calcext:value-type="float">
            <text:p>43</text:p>
          </table:table-cell>
          <table:table-cell/>
          <table:table-cell table:formula="of:=ATAN(TAN([.$C$3]/2)*2*([.F9]/[.$B$1]))" office:value-type="float" office:value="0.0119379900613452" calcext:value-type="float">
            <text:p>0.0119379900613452</text:p>
          </table:table-cell>
          <table:table-cell table:formula="of:=ATAN(TAN([.$C$4]/2)*2*([.G9]/[.$C$1]))" office:value-type="float" office:value="0.00391874299418892" calcext:value-type="float">
            <text:p>0.0039187429941889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71" calcext:value-type="float">
            <text:p>-71</text:p>
          </table:table-cell>
          <table:table-cell table:formula="of:=-([.B10]-[.$C$1]/2+[.D10]/2)" office:value-type="float" office:value="15" calcext:value-type="float">
            <text:p>15</text:p>
          </table:table-cell>
          <table:table-cell/>
          <table:table-cell table:formula="of:=ATAN(TAN([.$C$3]/2)*2*([.F10]/[.$B$1]))" office:value-type="float" office:value="-0.00647042544060776" calcext:value-type="float">
            <text:p>-0.00647042544060776</text:p>
          </table:table-cell>
          <table:table-cell table:formula="of:=ATAN(TAN([.$C$4]/2)*2*([.G10]/[.$C$1]))" office:value-type="float" office:value="0.00136700951607486" calcext:value-type="float">
            <text:p>0.0013670095160748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1]-[.$B$1]/2+[.C11]/2" office:value-type="float" office:value="14" calcext:value-type="float">
            <text:p>14</text:p>
          </table:table-cell>
          <table:table-cell table:formula="of:=-([.B11]-[.$C$1]/2+[.D11]/2)" office:value-type="float" office:value="10" calcext:value-type="float">
            <text:p>10</text:p>
          </table:table-cell>
          <table:table-cell/>
          <table:table-cell table:formula="of:=ATAN(TAN([.$C$3]/2)*2*([.F11]/[.$B$1]))" office:value-type="float" office:value="0.00127587565077086" calcext:value-type="float">
            <text:p>0.00127587565077086</text:p>
          </table:table-cell>
          <table:table-cell table:formula="of:=ATAN(TAN([.$C$4]/2)*2*([.G11]/[.$C$1]))" office:value-type="float" office:value="0.000911339992760009" calcext:value-type="float">
            <text:p>0.00091133999276000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5" calcext:value-type="float">
            <text:p>-5</text:p>
          </table:table-cell>
          <table:table-cell table:formula="of:=-([.B12]-[.$C$1]/2+[.D12]/2)" office:value-type="float" office:value="9" calcext:value-type="float">
            <text:p>9</text:p>
          </table:table-cell>
          <table:table-cell/>
          <table:table-cell table:formula="of:=ATAN(TAN([.$C$3]/2)*2*([.F12]/[.$B$1]))" office:value-type="float" office:value="-0.00045567009099313" calcext:value-type="float">
            <text:p>-0.00045567009099313</text:p>
          </table:table-cell>
          <table:table-cell table:formula="of:=ATAN(TAN([.$C$4]/2)*2*([.G12]/[.$C$1]))" office:value-type="float" office:value="0.000820206036627581" calcext:value-type="float">
            <text:p>0.00082020603662758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3]-[.$B$1]/2+[.C13]/2" office:value-type="float" office:value="131.5" calcext:value-type="float">
            <text:p>131.5</text:p>
          </table:table-cell>
          <table:table-cell table:formula="of:=-([.B13]-[.$C$1]/2+[.D13]/2)" office:value-type="float" office:value="7.5" calcext:value-type="float">
            <text:p>7.5</text:p>
          </table:table-cell>
          <table:table-cell/>
          <table:table-cell table:formula="of:=ATAN(TAN([.$C$3]/2)*2*([.F13]/[.$B$1]))" office:value-type="float" office:value="0.0119835505550833" calcext:value-type="float">
            <text:p>0.0119835505550833</text:p>
          </table:table-cell>
          <table:table-cell table:formula="of:=ATAN(TAN([.$C$4]/2)*2*([.G13]/[.$C$1]))" office:value-type="float" office:value="0.000683505077356479" calcext:value-type="float">
            <text:p>0.00068350507735647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53" calcext:value-type="float">
            <text:p>-53</text:p>
          </table:table-cell>
          <table:table-cell table:formula="of:=-([.B14]-[.$C$1]/2+[.D14]/2)" office:value-type="float" office:value="-27" calcext:value-type="float">
            <text:p>-27</text:p>
          </table:table-cell>
          <table:table-cell/>
          <table:table-cell table:formula="of:=ATAN(TAN([.$C$3]/2)*2*([.F14]/[.$B$1]))" office:value-type="float" office:value="-0.00483006573741394" calcext:value-type="float">
            <text:p>-0.00483006573741394</text:p>
          </table:table-cell>
          <table:table-cell table:formula="of:=ATAN(TAN([.$C$4]/2)*2*([.G14]/[.$C$1]))" office:value-type="float" office:value="-0.00246061369562782" calcext:value-type="float">
            <text:p>-0.0024606136956278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43" calcext:value-type="float">
            <text:p>-43</text:p>
          </table:table-cell>
          <table:table-cell table:formula="of:=-([.B15]-[.$C$1]/2+[.D15]/2)" office:value-type="float" office:value="-39" calcext:value-type="float">
            <text:p>-39</text:p>
          </table:table-cell>
          <table:table-cell/>
          <table:table-cell table:formula="of:=ATAN(TAN([.$C$3]/2)*2*([.F15]/[.$B$1]))" office:value-type="float" office:value="-0.00391874299418892" calcext:value-type="float">
            <text:p>-0.00391874299418892</text:p>
          </table:table-cell>
          <table:table-cell table:formula="of:=ATAN(TAN([.$C$4]/2)*2*([.G15]/[.$C$1]))" office:value-type="float" office:value="-0.0035542119895621" calcext:value-type="float">
            <text:p>-0.003554211989562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946" calcext:value-type="float">
            <text:p>9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6]-[.$B$1]/2+[.C16]/2" office:value-type="float" office:value="123" calcext:value-type="float">
            <text:p>123</text:p>
          </table:table-cell>
          <table:table-cell table:formula="of:=-([.B16]-[.$C$1]/2+[.D16]/2)" office:value-type="float" office:value="-250.5" calcext:value-type="float">
            <text:p>-250.5</text:p>
          </table:table-cell>
          <table:table-cell/>
          <table:table-cell table:formula="of:=ATAN(TAN([.$C$3]/2)*2*([.F16]/[.$B$1]))" office:value-type="float" office:value="0.0112090155495108" calcext:value-type="float">
            <text:p>0.0112090155495108</text:p>
          </table:table-cell>
          <table:table-cell table:formula="of:=ATAN(TAN([.$C$4]/2)*2*([.G16]/[.$C$1]))" office:value-type="float" office:value="-0.022825108461816" calcext:value-type="float">
            <text:p>-0.022825108461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23:39:21.229000000</meta:creation-date>
    <dc:date>2023-04-17T22:51:22.025000000</dc:date>
    <meta:editing-duration>P1DT58M22S</meta:editing-duration>
    <meta:editing-cycles>23</meta:editing-cycles>
    <meta:generator>LibreOffice/7.4.2.3$Windows_X86_64 LibreOffice_project/382eef1f22670f7f4118c8c2dd222ec7ad009daf</meta:generator>
    <meta:document-statistic meta:table-count="10" meta:cell-count="826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FOV Check'.A1:'FOV Check'.B12" svg:x="0.319cm" svg:y="0.18cm" svg:width="12.508cm" svg:height="8.646cm">
          <chart:coordinate-region svg:x="0.704cm" svg:y="0.379cm" svg:width="11.79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OV Check'.B1:'FOV Check'.B12" chart:class="chart:scatter">
            <chart:domain table:cell-range-address="'FOV Check'.A1:'FOV Check'.A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174714766474">
                <text:p>0.00255174714766474</text:p>
                <draw:g>
                  <svg:desc>'FOV Check'.A1:'FOV Check'.A12</svg:desc>
                </draw:g>
              </table:table-cell>
              <table:table-cell office:value-type="float" office:value="0.0047389337991438">
                <text:p>0.0047389337991438</text:p>
                <draw:g>
                  <svg:desc>'FOV Check'.B1:'FOV Check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106622768049011">
                <text:p>0.010662276804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9059218922758">
                <text:p>-0.0179059218922758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289182821667">
                <text:p>-0.0248289182821667</text:p>
              </table:table-cell>
              <table:table-cell office:value-type="float" office:value="-0.0163570984366958">
                <text:p>-0.016357098436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184980967955662">
                <text:p>-0.018498096795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5993303252115">
                <text:p>0.0235993303252115</text:p>
              </table:table-cell>
              <table:table-cell office:value-type="float" office:value="-0.0233260787332124">
                <text:p>-0.0233260787332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498982753356">
                <text:p>0.00312498982753356</text:p>
              </table:table-cell>
              <table:table-cell office:value-type="float" office:value="0.00416664255426352">
                <text:p>0.00416664255426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3'.I8:'Shot 3'.J16 'Shot 3'.J7:'Shot 3'.J7" chart:data-source-has-labels="row" svg:x="0.39cm" svg:y="0.267cm" svg:width="18.72cm" svg:height="12.834cm">
          <chart:coordinate-region svg:x="0.774cm" svg:y="0.466cm" svg:width="18.005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3'.J8:'Shot 3'.J16" chart:label-cell-address="'Shot 3'.J7:'Shot 3'.J7" chart:class="chart:scatter">
            <chart:domain table:cell-range-address="'Shot 3'.I8:'Shot 3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3'.J7:'Shot 3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0247393375435">
                <text:p>0.00100247393375435</text:p>
                <draw:g>
                  <svg:desc>'Shot 3'.I8:'Shot 3'.I16</svg:desc>
                </draw:g>
              </table:table-cell>
              <table:table-cell office:value-type="float" office:value="0.0303383187988032">
                <text:p>0.0303383187988032</text:p>
                <draw:g>
                  <svg:desc>'Shot 3'.J8:'Shot 3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06622768049011">
                <text:p>-0.0106622768049011</text:p>
              </table:table-cell>
              <table:table-cell office:value-type="float" office:value="0.0176781589471016">
                <text:p>0.0176781589471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592364230597101">
                <text:p>-0.00592364230597101</text:p>
              </table:table-cell>
              <table:table-cell office:value-type="float" office:value="0.015035980825918">
                <text:p>0.01503598082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591182282176">
                <text:p>0.0055591182282176</text:p>
              </table:table-cell>
              <table:table-cell office:value-type="float" office:value="0.00865751602053654">
                <text:p>0.00865751602053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57852127483624">
                <text:p>-0.0257852127483624</text:p>
              </table:table-cell>
              <table:table-cell office:value-type="float" office:value="0.00419214056949231">
                <text:p>0.00419214056949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00091134024253869">
                <text:p>0.00009113402425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969207706987">
                <text:p>-0.005969207706987</text:p>
              </table:table-cell>
              <table:table-cell office:value-type="float" office:value="-0.00587807688035732">
                <text:p>-0.00587807688035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90180392138593">
                <text:p>-0.0290180392138593</text:p>
              </table:table-cell>
              <table:table-cell office:value-type="float" office:value="-0.0214587683955208">
                <text:p>-0.0214587683955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6347507150266">
                <text:p>0.0186347507150266</text:p>
              </table:table-cell>
              <table:table-cell office:value-type="float" office:value="-0.0253753779368948">
                <text:p>-0.02537537793689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1'.I8:'Shot 1'.J16 'Shot 1'.J7:'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1'.J8:'Shot 1'.J16" chart:label-cell-address="'Shot 1'.J7:'Shot 1'.J7" chart:class="chart:scatter">
            <chart:domain table:cell-range-address="'Shot 1'.I8:'Shot 1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1'.J7:'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05789522877976">
                <text:p>0.00505789522877976</text:p>
                <draw:g>
                  <svg:desc>'Shot 1'.I8:'Shot 1'.I16</svg:desc>
                </draw:g>
              </table:table-cell>
              <table:table-cell office:value-type="float" office:value="0.0222785823780484">
                <text:p>0.0222785823780484</text:p>
                <draw:g>
                  <svg:desc>'Shot 1'.J8:'Shot 1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6099014718313">
                <text:p>0.0296099014718313</text:p>
              </table:table-cell>
              <table:table-cell office:value-type="float" office:value="0.021640951812492">
                <text:p>0.021640951812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11315016136349">
                <text:p>0.00911315016136349</text:p>
              </table:table-cell>
              <table:table-cell office:value-type="float" office:value="0.0153548762643573">
                <text:p>0.0153548762643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01232937175591">
                <text:p>-0.00501232937175591</text:p>
              </table:table-cell>
              <table:table-cell office:value-type="float" office:value="0.00934096582463589">
                <text:p>0.0093409658246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3524658234011">
                <text:p>0.00323524658234011</text:p>
              </table:table-cell>
              <table:table-cell office:value-type="float" office:value="0.0047844997782128">
                <text:p>0.004784499778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9977841878467">
                <text:p>0.00359977841878467</text:p>
              </table:table-cell>
              <table:table-cell office:value-type="float" office:value="0.00154927717704782">
                <text:p>0.00154927717704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699966759703">
                <text:p>0.0274699966759703</text:p>
              </table:table-cell>
              <table:table-cell office:value-type="float" office:value="-0.00205051267752061">
                <text:p>-0.00205051267752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89991577501204">
                <text:p>-0.0189991577501204</text:p>
              </table:table-cell>
              <table:table-cell office:value-type="float" office:value="-0.0261039671745708">
                <text:p>-0.026103967174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90 FOV Shot 1'.I8:'90 FOV Shot 1'.J13 '90 FOV Shot 1'.J7:'90 FOV 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90 FOV Shot 1'.J8:'90 FOV Shot 1'.J13" chart:label-cell-address="'90 FOV Shot 1'.J7:'90 FOV Shot 1'.J7" chart:class="chart:scatter">
            <chart:domain table:cell-range-address="'90 FOV Shot 1'.I8:'90 FOV Shot 1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90 FOV Shot 1'.J7:'90 FOV 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498982753356">
                <text:p>0.00312498982753356</text:p>
                <draw:g>
                  <svg:desc>'90 FOV Shot 1'.I8:'90 FOV Shot 1'.I13</svg:desc>
                </draw:g>
              </table:table-cell>
              <table:table-cell office:value-type="float" office:value="0.00416664255426352">
                <text:p>0.00416664255426352</text:p>
                <draw:g>
                  <svg:desc>'90 FOV Shot 1'.J8:'90 FOV Shot 1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8'.I8:'Shot 8'.J16 'Shot 8'.J7:'Shot 8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8'.J8:'Shot 8'.J16" chart:label-cell-address="'Shot 8'.J7:'Shot 8'.J7" chart:class="chart:scatter">
            <chart:domain table:cell-range-address="'Shot 8'.I8:'Shot 8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8'.J7:'Shot 8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01342004799">
                <text:p>0.0309301342004799</text:p>
                <draw:g>
                  <svg:desc>'Shot 8'.I8:'Shot 8'.I16</svg:desc>
                </draw:g>
              </table:table-cell>
              <table:table-cell office:value-type="float" office:value="0.00501232937175591">
                <text:p>0.00501232937175591</text:p>
                <draw:g>
                  <svg:desc>'Shot 8'.J8:'Shot 8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9379900613452">
                <text:p>0.0119379900613452</text:p>
              </table:table-cell>
              <table:table-cell office:value-type="float" office:value="0.00391874299418892">
                <text:p>0.00391874299418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647042544060776">
                <text:p>-0.00647042544060776</text:p>
              </table:table-cell>
              <table:table-cell office:value-type="float" office:value="0.00136700951607486">
                <text:p>0.0013670095160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7587565077086">
                <text:p>0.00127587565077086</text:p>
              </table:table-cell>
              <table:table-cell office:value-type="float" office:value="0.000911339992760009">
                <text:p>0.00091133999276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45567009099313">
                <text:p>-0.00045567009099313</text:p>
              </table:table-cell>
              <table:table-cell office:value-type="float" office:value="0.000820206036627581">
                <text:p>0.000820206036627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9835505550833">
                <text:p>0.0119835505550833</text:p>
              </table:table-cell>
              <table:table-cell office:value-type="float" office:value="0.000683505077356479">
                <text:p>0.000683505077356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83006573741394">
                <text:p>-0.00483006573741394</text:p>
              </table:table-cell>
              <table:table-cell office:value-type="float" office:value="-0.00246061369562782">
                <text:p>-0.00246061369562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91874299418892">
                <text:p>-0.00391874299418892</text:p>
              </table:table-cell>
              <table:table-cell office:value-type="float" office:value="-0.0035542119895621">
                <text:p>-0.0035542119895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2090155495108">
                <text:p>0.0112090155495108</text:p>
              </table:table-cell>
              <table:table-cell office:value-type="float" office:value="-0.022825108461816">
                <text:p>-0.0228251084618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7'.I8:'Shot 7'.J16 'Shot 7'.J7:'Shot 7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7'.J8:'Shot 7'.J16" chart:label-cell-address="'Shot 7'.J7:'Shot 7'.J7" chart:class="chart:scatter">
            <chart:domain table:cell-range-address="'Shot 7'.I8:'Shot 7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7'.J7:'Shot 7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7510315592077">
                <text:p>0.0097510315592077</text:p>
                <draw:g>
                  <svg:desc>'Shot 7'.I8:'Shot 7'.I16</svg:desc>
                </draw:g>
              </table:table-cell>
              <table:table-cell office:value-type="float" office:value="0.0164026532243898">
                <text:p>0.0164026532243898</text:p>
                <draw:g>
                  <svg:desc>'Shot 7'.J8:'Shot 7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3154473508214">
                <text:p>0.00173154473508214</text:p>
              </table:table-cell>
              <table:table-cell office:value-type="float" office:value="0.00993328195233511">
                <text:p>0.00993328195233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5735043430477">
                <text:p>0.0115735043430477</text:p>
              </table:table-cell>
              <table:table-cell office:value-type="float" office:value="0.00993328195233511">
                <text:p>0.00993328195233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6844731250863">
                <text:p>0.0206844731250863</text:p>
              </table:table-cell>
              <table:table-cell office:value-type="float" office:value="0.00883977011883054">
                <text:p>0.00883977011883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4337238608277">
                <text:p>0.0334337238608277</text:p>
              </table:table-cell>
              <table:table-cell office:value-type="float" office:value="0.00738172190584901">
                <text:p>0.00738172190584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91134024253869">
                <text:p>-0.000091134024253869</text:p>
              </table:table-cell>
              <table:table-cell office:value-type="float" office:value="0.00100247393375435">
                <text:p>0.0010024739337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75155292549743">
                <text:p>-0.0275155292549743</text:p>
              </table:table-cell>
              <table:table-cell office:value-type="float" office:value="-0.00045567009099313">
                <text:p>-0.00045567009099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09854691679598">
                <text:p>0.00309854691679598</text:p>
              </table:table-cell>
              <table:table-cell office:value-type="float" office:value="-0.00410100811200583">
                <text:p>-0.0041010081120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20206036627581">
                <text:p>0.000820206036627581</text:p>
              </table:table-cell>
              <table:table-cell office:value-type="float" office:value="-0.0383941145078644">
                <text:p>-0.0383941145078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6'.I8:'Shot 6'.J16 'Shot 6'.J7:'Shot 6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6'.J8:'Shot 6'.J16" chart:label-cell-address="'Shot 6'.J7:'Shot 6'.J7" chart:class="chart:scatter">
            <chart:domain table:cell-range-address="'Shot 6'.I8:'Shot 6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6'.J7:'Shot 6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6715251550646">
                <text:p>0.0146715251550646</text:p>
                <draw:g>
                  <svg:desc>'Shot 6'.I8:'Shot 6'.I16</svg:desc>
                </draw:g>
              </table:table-cell>
              <table:table-cell office:value-type="float" office:value="0.0229161948253958">
                <text:p>0.0229161948253958</text:p>
                <draw:g>
                  <svg:desc>'Shot 6'.J8:'Shot 6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2324126731278">
                <text:p>-0.022324126731278</text:p>
              </table:table-cell>
              <table:table-cell office:value-type="float" office:value="0.0186347507150266">
                <text:p>0.0186347507150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9607949389371">
                <text:p>0.00209607949389371</text:p>
              </table:table-cell>
              <table:table-cell office:value-type="float" office:value="0.00628816480947172">
                <text:p>0.0062881648094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4927717704782">
                <text:p>0.00154927717704782</text:p>
              </table:table-cell>
              <table:table-cell office:value-type="float" office:value="0.00391874299418892">
                <text:p>0.00391874299418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84215683750136">
                <text:p>-0.00984215683750136</text:p>
              </table:table-cell>
              <table:table-cell office:value-type="float" office:value="-0.00136700951607486">
                <text:p>-0.00136700951607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08445237775428">
                <text:p>-0.0108445237775428</text:p>
              </table:table-cell>
              <table:table-cell office:value-type="float" office:value="-0.00811075032310388">
                <text:p>-0.00811075032310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12090155495108">
                <text:p>-0.0112090155495108</text:p>
              </table:table-cell>
              <table:table-cell office:value-type="float" office:value="-0.0142159500964179">
                <text:p>-0.0142159500964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14308841678268">
                <text:p>-0.0314308841678268</text:p>
              </table:table-cell>
              <table:table-cell office:value-type="float" office:value="-0.023417162986338">
                <text:p>-0.023417162986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24015844495268">
                <text:p>-0.00524015844495268</text:p>
              </table:table-cell>
              <table:table-cell office:value-type="float" office:value="-0.0334337238608277">
                <text:p>-0.03343372386082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5'.I8:'Shot 5'.J16 'Shot 5'.J7:'Shot 5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5'.J8:'Shot 5'.J16" chart:label-cell-address="'Shot 5'.J7:'Shot 5'.J7" chart:class="chart:scatter">
            <chart:domain table:cell-range-address="'Shot 5'.I8:'Shot 5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5'.J7:'Shot 5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2226275773166">
                <text:p>0.0172226275773166</text:p>
                <draw:g>
                  <svg:desc>'Shot 5'.I8:'Shot 5'.I16</svg:desc>
                </draw:g>
              </table:table-cell>
              <table:table-cell office:value-type="float" office:value="0.0285172167871866">
                <text:p>0.0285172167871866</text:p>
                <draw:g>
                  <svg:desc>'Shot 5'.J8:'Shot 5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11075032310388">
                <text:p>0.00811075032310388</text:p>
              </table:table-cell>
              <table:table-cell office:value-type="float" office:value="0.015582656811988">
                <text:p>0.015582656811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3052823657187">
                <text:p>-0.023052823657187</text:p>
              </table:table-cell>
              <table:table-cell office:value-type="float" office:value="0.0116646260647073">
                <text:p>0.0116646260647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91134024253869">
                <text:p>-0.000091134024253869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820206036627581">
                <text:p>-0.000820206036627581</text:p>
              </table:table-cell>
              <table:table-cell office:value-type="float" office:value="0.00173154473508214">
                <text:p>0.00173154473508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94546594361197">
                <text:p>-0.0194546594361197</text:p>
              </table:table-cell>
              <table:table-cell office:value-type="float" office:value="0.000318969074954158">
                <text:p>0.000318969074954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865751602053654">
                <text:p>-0.00865751602053654</text:p>
              </table:table-cell>
              <table:table-cell office:value-type="float" office:value="-0.00501232937175591">
                <text:p>-0.00501232937175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69336780039614">
                <text:p>-0.00469336780039614</text:p>
              </table:table-cell>
              <table:table-cell office:value-type="float" office:value="-0.0263316456629755">
                <text:p>-0.0263316456629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63115435811059">
                <text:p>-0.0163115435811059</text:p>
              </table:table-cell>
              <table:table-cell office:value-type="float" office:value="-0.0342529909520884">
                <text:p>-0.03425299095208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4'.I8:'Shot 4'.J16 'Shot 4'.J7:'Shot 4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4'.J8:'Shot 4'.J16" chart:label-cell-address="'Shot 4'.J7:'Shot 4'.J7" chart:class="chart:scatter">
            <chart:domain table:cell-range-address="'Shot 4'.I8:'Shot 4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4'.J7:'Shot 4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83614421851456">
                <text:p>-0.0183614421851456</text:p>
                <draw:g>
                  <svg:desc>'Shot 4'.I8:'Shot 4'.I16</svg:desc>
                </draw:g>
              </table:table-cell>
              <table:table-cell office:value-type="float" office:value="0.0354362952602812">
                <text:p>0.0354362952602812</text:p>
                <draw:g>
                  <svg:desc>'Shot 4'.J8:'Shot 4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9403091396674">
                <text:p>0.0129403091396674</text:p>
              </table:table-cell>
              <table:table-cell office:value-type="float" office:value="0.00961434333858943">
                <text:p>0.00961434333858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39636602912027">
                <text:p>-0.0239636602912027</text:p>
              </table:table-cell>
              <table:table-cell office:value-type="float" office:value="0.0077918014057265">
                <text:p>0.0077918014057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46798697415355">
                <text:p>-0.00546798697415355</text:p>
              </table:table-cell>
              <table:table-cell office:value-type="float" office:value="0.00701720470626885">
                <text:p>0.00701720470626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02927936513162">
                <text:p>-0.0302927936513162</text:p>
              </table:table-cell>
              <table:table-cell office:value-type="float" office:value="0.0053312899232369">
                <text:p>0.0053312899232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00956906965244054">
                <text:p>-0.000956906965244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7510315592077">
                <text:p>0.0097510315592077</text:p>
              </table:table-cell>
              <table:table-cell office:value-type="float" office:value="-0.00464780178215902">
                <text:p>-0.00464780178215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79514742591113">
                <text:p>-0.0179514742591113</text:p>
              </table:table-cell>
              <table:table-cell office:value-type="float" office:value="-0.00542242131296822">
                <text:p>-0.00542242131296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2182071693965">
                <text:p>0.0152182071693965</text:p>
              </table:table-cell>
              <table:table-cell office:value-type="float" office:value="-0.0305204181289396">
                <text:p>-0.03052041812893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2'.I7:'Shot 2'.J16" chart:data-source-has-labels="row" svg:x="0.39cm" svg:y="0.267cm" svg:width="18.72cm" svg:height="12.834cm">
          <chart:coordinate-region svg:x="0.774cm" svg:y="0.466cm" svg:width="18.005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2'.J8:'Shot 2'.J16" chart:label-cell-address="'Shot 2'.J7:'Shot 2'.J7" chart:class="chart:scatter">
            <chart:domain table:cell-range-address="'Shot 2'.I8:'Shot 2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2'.J7:'Shot 2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90447082766627">
                <text:p>-0.0190447082766627</text:p>
                <draw:g>
                  <svg:desc>'Shot 2'.I8:'Shot 2'.I16</svg:desc>
                </draw:g>
              </table:table-cell>
              <table:table-cell office:value-type="float" office:value="0.0241913632949649">
                <text:p>0.0241913632949649</text:p>
                <draw:g>
                  <svg:desc>'Shot 2'.J8:'Shot 2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2849399679403">
                <text:p>0.00792849399679403</text:p>
              </table:table-cell>
              <table:table-cell office:value-type="float" office:value="0.023052823657187">
                <text:p>0.02305282365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21136995733479">
                <text:p>-0.0321136995733479</text:p>
              </table:table-cell>
              <table:table-cell office:value-type="float" office:value="0.0111634542389123">
                <text:p>0.011163454238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70067284959732">
                <text:p>0.00770067284959732</text:p>
              </table:table-cell>
              <table:table-cell office:value-type="float" office:value="0.00578694595609358">
                <text:p>0.00578694595609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1770740440532">
                <text:p>0.0171770740440532</text:p>
              </table:table-cell>
              <table:table-cell office:value-type="float" office:value="0.00382761033688583">
                <text:p>0.00382761033688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54680409253984">
                <text:p>-0.00054680409253984</text:p>
              </table:table-cell>
              <table:table-cell office:value-type="float" office:value="-0.000820206036627581">
                <text:p>-0.000820206036627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16864974427106">
                <text:p>-0.0216864974427106</text:p>
              </table:table-cell>
              <table:table-cell office:value-type="float" office:value="-0.00300741374178213">
                <text:p>-0.0030074137417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273402066706364">
                <text:p>-0.000273402066706364</text:p>
              </table:table-cell>
              <table:table-cell office:value-type="float" office:value="-0.00537685562926627">
                <text:p>-0.00537685562926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5119904948737">
                <text:p>0.0255119904948737</text:p>
              </table:table-cell>
              <table:table-cell office:value-type="float" office:value="-0.0259673587806722">
                <text:p>-0.0259673587806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